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.9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9.3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2mm" fo:break-before="auto" style:use-optimal-row-height="false"/>
    </style:style>
    <style:style style:name="ro4" style:family="table-row">
      <style:table-row-properties style:row-height="9.86mm" fo:break-before="auto" style:use-optimal-row-height="false"/>
    </style:style>
    <style:style style:name="ro5" style:family="table-row">
      <style:table-row-properties style:row-height="5.1mm" fo:break-before="auto" style:use-optimal-row-height="false"/>
    </style:style>
    <style:style style:name="ro6" style:family="table-row">
      <style:table-row-properties style:row-height="7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85pt solid #000000"/>
      <style:paragraph-properties fo:text-align="center" fo:margin-left="0m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85pt solid #000000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="0.85pt solid #000000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13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Segoe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Segoe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4.8mm" svg:height="54.85mm" svg:x="121.29mm" svg:y="95.18mm">
            <draw:object draw:notify-on-update-of-ranges="Sheet1.B11:Sheet1.H11 Sheet1.B12:Sheet1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0.87mm" svg:height="111.15mm" svg:x="175.03mm" svg:y="169.96mm">
            <draw:object draw:notify-on-update-of-ranges="Sheet1.B34:Sheet1.B58 Sheet1.C34:Sheet1.C58 Sheet1.D34:Sheet1.D58 Sheet1.F34:Sheet1.F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9.86mm" svg:height="89.97mm" svg:x="173.14mm" svg:y="292.21mm">
            <draw:object draw:notify-on-update-of-ranges="Sheet1.B60:Sheet1.B114 Sheet1.C60:Sheet1.C1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70.34mm" svg:y="394.51mm">
            <draw:object draw:notify-on-update-of-ranges="Sheet1.E60:Sheet1.E136 Sheet1.F60:Sheet1.F13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02.51mm" svg:height="55.21mm" svg:x="10.92mm" svg:y="93mm">
            <draw:object draw:notify-on-update-of-ranges="Sheet1.B5:Sheet1.H5 Sheet1.B6:Sheet1.H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1" table:default-cell-style-name="Default"/>
        <table:table-row table:style-name="ro1">
          <table:table-cell office:value-type="string" calcext:value-type="string">
            <text:p>Лабораторная работа №1,</text:p>
            <text:p>Вариант: 10</text:p>
          </table:table-cell>
          <table:table-cell table:number-columns-repeated="101"/>
        </table:table-row>
        <table:table-row table:style-name="ro2" table:number-rows-repeated="2">
          <table:table-cell table:number-columns-repeated="102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4"/>
        </table:table-row>
        <table:table-row table:style-name="ro3">
          <table:table-cell table:style-name="ce4" office:value-type="string" calcext:value-type="string">
            <text:p>Нечеткое </text:p>
            <text:p>Множество М(x)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94"/>
        </table:table-row>
        <table:table-row table:style-name="ro4">
          <table:table-cell table:style-name="ce4" office:value-type="string" calcext:value-type="string">
            <text:p>Нечеткое </text:p>
            <text:p>Множество В(x)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7" calcext:value-type="float">
            <text:p>0,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94"/>
        </table:table-row>
        <table:table-row table:style-name="ro2">
          <table:table-cell table:number-columns-repeated="102"/>
        </table:table-row>
        <table:table-row table:style-name="ro5">
          <table:table-cell table:number-columns-repeated="102"/>
        </table:table-row>
        <table:table-row table:style-name="ro2">
          <table:table-cell table:number-columns-repeated="102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4"/>
        </table:table-row>
        <table:table-row table:style-name="ro2">
          <table:table-cell table:style-name="ce7" office:value-type="string" calcext:value-type="string">
            <text:p>Масса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1220" calcext:value-type="float">
            <text:p>1220</text:p>
          </table:table-cell>
          <table:table-cell table:style-name="ce7" office:value-type="float" office:value="1230" calcext:value-type="float">
            <text:p>1230</text:p>
          </table:table-cell>
          <table:table-cell table:style-name="ce7" office:value-type="float" office:value="2700" calcext:value-type="float">
            <text:p>2700</text:p>
          </table:table-cell>
          <table:table-cell table:number-columns-repeated="94"/>
        </table:table-row>
        <table:table-row table:style-name="ro2">
          <table:table-cell table:style-name="ce7" office:value-type="string" calcext:value-type="string">
            <text:p>Вместимость</text:p>
          </table:table-cell>
          <table:table-cell table:style-name="ce7" office:value-type="float" office:value="0.3" calcext:value-type="float">
            <text:p>0,3</text:p>
          </table:table-cell>
          <table:table-cell table:style-name="ce7" office:value-type="float" office:value="0.9" calcext:value-type="float">
            <text:p>0,9</text:p>
          </table:table-cell>
          <table:table-cell table:style-name="ce7" office:value-type="float" office:value="4.5" calcext:value-type="float">
            <text:p>4,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.5" calcext:value-type="float">
            <text:p>13,5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94"/>
        </table:table-row>
        <table:table-row table:style-name="ro6">
          <table:table-cell table:style-name="ce7" table:number-columns-repeated="8"/>
          <table:table-cell table:number-columns-repeated="94"/>
        </table:table-row>
        <table:table-row table:style-name="ro2">
          <table:table-cell table:style-name="ce7"/>
          <table:table-cell table:style-name="ce10" table:number-columns-repeated="7"/>
          <table:table-cell table:number-columns-repeated="94"/>
        </table:table-row>
        <table:table-row table:style-name="ro2">
          <table:table-cell table:style-name="ce7" table:number-columns-repeated="8"/>
          <table:table-cell table:number-columns-repeated="94"/>
        </table:table-row>
        <table:table-row table:style-name="ro2" table:number-rows-repeated="16">
          <table:table-cell table:number-columns-repeated="102"/>
        </table:table-row>
        <table:table-row table:style-name="ro2">
          <table:table-cell/>
          <table:table-cell table:style-name="ce1" table:number-columns-repeated="101"/>
        </table:table-row>
        <table:table-row table:style-name="ro2">
          <table:table-cell table:number-columns-repeated="102"/>
        </table:table-row>
        <table:table-row table:style-name="ro2">
          <table:table-cell table:style-name="ce4" office:value-type="string" calcext:value-type="string">
            <text:p>График класса S:</text:p>
          </table:table-cell>
          <table:table-cell table:style-name="ce12" office:value-type="float" office:value="-0.1" calcext:value-type="float">
            <text:p>-0,1</text:p>
          </table:table-cell>
          <table:table-cell table:style-name="ce14" table:formula="of:=IF([.B34]&lt;=0;0;IF(AND([.B34]&gt;0;[.B34]&lt;0.5);2*([.B34])^2;IF(AND([.B34]&gt;0.5;[.B34]&lt;1);1-2*([.B34]-1)^2;IF([.B34]&gt;=1;1;IF([.B34]=0.5;0.5)))))" office:value-type="float" office:value="0" calcext:value-type="float">
            <text:p>0</text:p>
          </table:table-cell>
          <table:table-cell table:style-name="ce4"/>
          <table:table-cell table:style-name="ce4" office:value-type="float" office:value="1.1" calcext:value-type="float">
            <text:p>1,1</text:p>
          </table:table-cell>
          <table:table-cell table:style-name="ce12" table:formula="of:=IF([.E34]&lt;=0;0;IF(AND([.E34]&gt;0;[.E34]&lt;0.5);2*([.E34])^2;IF(AND([.E34]&gt;0.5;[.E34]&lt;1);1-2*([.E34]-1)^2;IF([.E34]&gt;=1;1;IF([.E34]=0.5;0.5)))))" office:value-type="float" office:value="1" calcext:value-type="float">
            <text:p>1</text:p>
          </table:table-cell>
          <table:table-cell table:style-name="ce5" table:number-columns-repeated="26"/>
          <table:table-cell table:number-columns-repeated="70"/>
        </table:table-row>
        <table:table-row table:style-name="ro2">
          <table:table-cell table:style-name="ce8" office:value-type="string" calcext:value-type="string">
            <text:p>Амодальные функции.</text:p>
          </table:table-cell>
          <table:table-cell table:style-name="ce13" office:value-type="float" office:value="-0.05" calcext:value-type="float">
            <text:p>-0,05</text:p>
          </table:table-cell>
          <table:table-cell table:style-name="ce14" table:formula="of:=IF([.B35]&lt;=0;0;IF(AND([.B35]&gt;0;[.B35]&lt;0.5);2*([.B35])^2;IF(AND([.B35]&gt;0.5;[.B35]&lt;1);1-2*([.B35]-1)^2;IF([.B35]&gt;=1;1;IF([.B35]=0.5;0.5)))))" office:value-type="float" office:value="0" calcext:value-type="float">
            <text:p>0</text:p>
          </table:table-cell>
          <table:table-cell table:style-name="ce4"/>
          <table:table-cell table:style-name="ce4" office:value-type="float" office:value="1.05" calcext:value-type="float">
            <text:p>1,05</text:p>
          </table:table-cell>
          <table:table-cell table:style-name="ce12" table:formula="of:=IF([.E35]&lt;=0;0;IF(AND([.E35]&gt;0;[.E35]&lt;0.5);2*([.E35])^2;IF(AND([.E35]&gt;0.5;[.E35]&lt;1);1-2*([.E35]-1)^2;IF([.E35]&gt;=1;1;IF([.E35]=0.5;0.5)))))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82"/>
        </table:table-row>
        <table:table-row table:style-name="ro2">
          <table:table-cell table:style-name="ce4"/>
          <table:table-cell table:style-name="ce12" office:value-type="float" office:value="0" calcext:value-type="float">
            <text:p>0</text:p>
          </table:table-cell>
          <table:table-cell table:style-name="ce14" table:formula="of:=IF([.B36]&lt;=0;0;IF(AND([.B36]&gt;0;[.B36]&lt;0.5);2*([.B36])^2;IF(AND([.B36]&gt;0.5;[.B36]&lt;1);1-2*([.B36]-1)^2;IF([.B36]&gt;=1;1;IF([.B36]=0.5;0.5)))))" office:value-type="float" office:value="0" calcext:value-type="float">
            <text:p>0</text:p>
          </table:table-cell>
          <table:table-cell table:style-name="ce12"/>
          <table:table-cell table:style-name="ce4" office:value-type="float" office:value="1" calcext:value-type="float">
            <text:p>1</text:p>
          </table:table-cell>
          <table:table-cell table:style-name="ce12" table:formula="of:=IF([.E36]&lt;=0;0;IF(AND([.E36]&gt;0;[.E36]&lt;0.5);2*([.E36])^2;IF(AND([.E36]&gt;0.5;[.E36]&lt;1);1-2*([.E36]-1)^2;IF([.E36]&gt;=1;1;IF([.E36]=0.5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3" office:value-type="float" office:value="0.05" calcext:value-type="float">
            <text:p>0,05</text:p>
          </table:table-cell>
          <table:table-cell table:style-name="ce14" table:formula="of:=IF([.B37]&lt;=0;0;IF(AND([.B37]&gt;0;[.B37]&lt;0.5);2*([.B37])^2;IF(AND([.B37]&gt;0.5;[.B37]&lt;1);1-2*([.B37]-1)^2;IF([.B37]&gt;=1;1;IF([.B37]=0.5;0.5)))))" office:value-type="float" office:value="0.005" calcext:value-type="float">
            <text:p>0,005</text:p>
          </table:table-cell>
          <table:table-cell table:style-name="ce12"/>
          <table:table-cell table:style-name="ce4" office:value-type="float" office:value="0.95" calcext:value-type="float">
            <text:p>0,95</text:p>
          </table:table-cell>
          <table:table-cell table:style-name="ce12" table:formula="of:=IF([.E37]&lt;=0;0;IF(AND([.E37]&gt;0;[.E37]&lt;0.5);2*([.E37])^2;IF(AND([.E37]&gt;0.5;[.E37]&lt;1);1-2*([.E37]-1)^2;IF([.E37]&gt;=1;1;IF([.E37]=0.5;0.5)))))" office:value-type="float" office:value="0.995" calcext:value-type="float">
            <text:p>0,995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2" office:value-type="float" office:value="0.1" calcext:value-type="float">
            <text:p>0,1</text:p>
          </table:table-cell>
          <table:table-cell table:style-name="ce14" table:formula="of:=IF([.B38]&lt;=0;0;IF(AND([.B38]&gt;0;[.B38]&lt;0.5);2*([.B38])^2;IF(AND([.B38]&gt;0.5;[.B38]&lt;1);1-2*([.B38]-1)^2;IF([.B38]&gt;=1;1;IF([.B38]=0.5;0.5)))))" office:value-type="float" office:value="0.02" calcext:value-type="float">
            <text:p>0,02</text:p>
          </table:table-cell>
          <table:table-cell table:style-name="ce12"/>
          <table:table-cell table:style-name="ce4" office:value-type="float" office:value="0.9" calcext:value-type="float">
            <text:p>0,9</text:p>
          </table:table-cell>
          <table:table-cell table:style-name="ce12" table:formula="of:=IF([.E38]&lt;=0;0;IF(AND([.E38]&gt;0;[.E38]&lt;0.5);2*([.E38])^2;IF(AND([.E38]&gt;0.5;[.E38]&lt;1);1-2*([.E38]-1)^2;IF([.E38]&gt;=1;1;IF([.E38]=0.5;0.5)))))" office:value-type="float" office:value="0.98" calcext:value-type="float">
            <text:p>0,98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3" office:value-type="float" office:value="0.15" calcext:value-type="float">
            <text:p>0,15</text:p>
          </table:table-cell>
          <table:table-cell table:style-name="ce14" table:formula="of:=IF([.B39]&lt;=0;0;IF(AND([.B39]&gt;0;[.B39]&lt;0.5);2*([.B39])^2;IF(AND([.B39]&gt;0.5;[.B39]&lt;1);1-2*([.B39]-1)^2;IF([.B39]&gt;=1;1;IF([.B39]=0.5;0.5)))))" office:value-type="float" office:value="0.045" calcext:value-type="float">
            <text:p>0,045</text:p>
          </table:table-cell>
          <table:table-cell table:style-name="ce12"/>
          <table:table-cell table:style-name="ce4" office:value-type="float" office:value="0.85" calcext:value-type="float">
            <text:p>0,85</text:p>
          </table:table-cell>
          <table:table-cell table:style-name="ce12" table:formula="of:=IF([.E39]&lt;=0;0;IF(AND([.E39]&gt;0;[.E39]&lt;0.5);2*([.E39])^2;IF(AND([.E39]&gt;0.5;[.E39]&lt;1);1-2*([.E39]-1)^2;IF([.E39]&gt;=1;1;IF([.E39]=0.5;0.5)))))" office:value-type="float" office:value="0.955" calcext:value-type="float">
            <text:p>0,955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2" office:value-type="float" office:value="0.2" calcext:value-type="float">
            <text:p>0,2</text:p>
          </table:table-cell>
          <table:table-cell table:style-name="ce14" table:formula="of:=IF([.B40]&lt;=0;0;IF(AND([.B40]&gt;0;[.B40]&lt;0.5);2*([.B40])^2;IF(AND([.B40]&gt;0.5;[.B40]&lt;1);1-2*([.B40]-1)^2;IF([.B40]&gt;=1;1;IF([.B40]=0.5;0.5)))))" office:value-type="float" office:value="0.08" calcext:value-type="float">
            <text:p>0,08</text:p>
          </table:table-cell>
          <table:table-cell table:style-name="ce12"/>
          <table:table-cell table:style-name="ce4" office:value-type="float" office:value="0.8" calcext:value-type="float">
            <text:p>0,8</text:p>
          </table:table-cell>
          <table:table-cell table:style-name="ce12" table:formula="of:=IF([.E40]&lt;=0;0;IF(AND([.E40]&gt;0;[.E40]&lt;0.5);2*([.E40])^2;IF(AND([.E40]&gt;0.5;[.E40]&lt;1);1-2*([.E40]-1)^2;IF([.E40]&gt;=1;1;IF([.E40]=0.5;0.5)))))" office:value-type="float" office:value="0.92" calcext:value-type="float">
            <text:p>0,92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3" office:value-type="float" office:value="0.25" calcext:value-type="float">
            <text:p>0,25</text:p>
          </table:table-cell>
          <table:table-cell table:style-name="ce14" table:formula="of:=IF([.B41]&lt;=0;0;IF(AND([.B41]&gt;0;[.B41]&lt;0.5);2*([.B41])^2;IF(AND([.B41]&gt;0.5;[.B41]&lt;1);1-2*([.B41]-1)^2;IF([.B41]&gt;=1;1;IF([.B41]=0.5;0.5)))))" office:value-type="float" office:value="0.125" calcext:value-type="float">
            <text:p>0,125</text:p>
          </table:table-cell>
          <table:table-cell table:style-name="ce12"/>
          <table:table-cell table:style-name="ce4" office:value-type="float" office:value="0.75" calcext:value-type="float">
            <text:p>0,75</text:p>
          </table:table-cell>
          <table:table-cell table:style-name="ce12" table:formula="of:=IF([.E41]&lt;=0;0;IF(AND([.E41]&gt;0;[.E41]&lt;0.5);2*([.E41])^2;IF(AND([.E41]&gt;0.5;[.E41]&lt;1);1-2*([.E41]-1)^2;IF([.E41]&gt;=1;1;IF([.E41]=0.5;0.5)))))" office:value-type="float" office:value="0.875" calcext:value-type="float">
            <text:p>0,875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2" office:value-type="float" office:value="0.3" calcext:value-type="float">
            <text:p>0,3</text:p>
          </table:table-cell>
          <table:table-cell table:style-name="ce14" table:formula="of:=IF([.B42]&lt;=0;0;IF(AND([.B42]&gt;0;[.B42]&lt;0.5);2*([.B42])^2;IF(AND([.B42]&gt;0.5;[.B42]&lt;1);1-2*([.B42]-1)^2;IF([.B42]&gt;=1;1;IF([.B42]=0.5;0.5)))))" office:value-type="float" office:value="0.18" calcext:value-type="float">
            <text:p>0,18</text:p>
          </table:table-cell>
          <table:table-cell table:style-name="ce12"/>
          <table:table-cell table:style-name="ce4" office:value-type="float" office:value="0.7" calcext:value-type="float">
            <text:p>0,7</text:p>
          </table:table-cell>
          <table:table-cell table:style-name="ce12" table:formula="of:=IF([.E42]&lt;=0;0;IF(AND([.E42]&gt;0;[.E42]&lt;0.5);2*([.E42])^2;IF(AND([.E42]&gt;0.5;[.E42]&lt;1);1-2*([.E42]-1)^2;IF([.E42]&gt;=1;1;IF([.E42]=0.5;0.5)))))" office:value-type="float" office:value="0.82" calcext:value-type="float">
            <text:p>0,82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3" office:value-type="float" office:value="0.35" calcext:value-type="float">
            <text:p>0,35</text:p>
          </table:table-cell>
          <table:table-cell table:style-name="ce14" table:formula="of:=IF([.B43]&lt;=0;0;IF(AND([.B43]&gt;0;[.B43]&lt;0.5);2*([.B43])^2;IF(AND([.B43]&gt;0.5;[.B43]&lt;1);1-2*([.B43]-1)^2;IF([.B43]&gt;=1;1;IF([.B43]=0.5;0.5)))))" office:value-type="float" office:value="0.245" calcext:value-type="float">
            <text:p>0,245</text:p>
          </table:table-cell>
          <table:table-cell table:style-name="ce12"/>
          <table:table-cell table:style-name="ce4" office:value-type="float" office:value="0.65" calcext:value-type="float">
            <text:p>0,65</text:p>
          </table:table-cell>
          <table:table-cell table:style-name="ce12" table:formula="of:=IF([.E43]&lt;=0;0;IF(AND([.E43]&gt;0;[.E43]&lt;0.5);2*([.E43])^2;IF(AND([.E43]&gt;0.5;[.E43]&lt;1);1-2*([.E43]-1)^2;IF([.E43]&gt;=1;1;IF([.E43]=0.5;0.5)))))" office:value-type="float" office:value="0.755" calcext:value-type="float">
            <text:p>0,755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2" office:value-type="float" office:value="0.4" calcext:value-type="float">
            <text:p>0,4</text:p>
          </table:table-cell>
          <table:table-cell table:style-name="ce14" table:formula="of:=IF([.B44]&lt;=0;0;IF(AND([.B44]&gt;0;[.B44]&lt;0.5);2*([.B44])^2;IF(AND([.B44]&gt;0.5;[.B44]&lt;1);1-2*([.B44]-1)^2;IF([.B44]&gt;=1;1;IF([.B44]=0.5;0.5)))))" office:value-type="float" office:value="0.32" calcext:value-type="float">
            <text:p>0,32</text:p>
          </table:table-cell>
          <table:table-cell table:style-name="ce12"/>
          <table:table-cell table:style-name="ce4" office:value-type="float" office:value="0.6" calcext:value-type="float">
            <text:p>0,6</text:p>
          </table:table-cell>
          <table:table-cell table:style-name="ce12" table:formula="of:=IF([.E44]&lt;=0;0;IF(AND([.E44]&gt;0;[.E44]&lt;0.5);2*([.E44])^2;IF(AND([.E44]&gt;0.5;[.E44]&lt;1);1-2*([.E44]-1)^2;IF([.E44]&gt;=1;1;IF([.E44]=0.5;0.5)))))" office:value-type="float" office:value="0.68" calcext:value-type="float">
            <text:p>0,68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3" office:value-type="float" office:value="0.45" calcext:value-type="float">
            <text:p>0,45</text:p>
          </table:table-cell>
          <table:table-cell table:style-name="ce14" table:formula="of:=IF([.B45]&lt;=0;0;IF(AND([.B45]&gt;0;[.B45]&lt;0.5);2*([.B45])^2;IF(AND([.B45]&gt;0.5;[.B45]&lt;1);1-2*([.B45]-1)^2;IF([.B45]&gt;=1;1;IF([.B45]=0.5;0.5)))))" office:value-type="float" office:value="0.405" calcext:value-type="float">
            <text:p>0,405</text:p>
          </table:table-cell>
          <table:table-cell table:style-name="ce12"/>
          <table:table-cell table:style-name="ce4" office:value-type="float" office:value="0.55" calcext:value-type="float">
            <text:p>0,55</text:p>
          </table:table-cell>
          <table:table-cell table:style-name="ce12" table:formula="of:=IF([.E45]&lt;=0;0;IF(AND([.E45]&gt;0;[.E45]&lt;0.5);2*([.E45])^2;IF(AND([.E45]&gt;0.5;[.E45]&lt;1);1-2*([.E45]-1)^2;IF([.E45]&gt;=1;1;IF([.E45]=0.5;0.5)))))" office:value-type="float" office:value="0.595" calcext:value-type="float">
            <text:p>0,595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2" office:value-type="float" office:value="0.5" calcext:value-type="float">
            <text:p>0,5</text:p>
          </table:table-cell>
          <table:table-cell table:style-name="ce14" table:formula="of:=IF([.B46]&lt;=0;0;IF(AND([.B46]&gt;0;[.B46]&lt;0.5);2*([.B46])^2;IF(AND([.B46]&gt;0.5;[.B46]&lt;1);1-2*([.B46]-1)^2;IF([.B46]&gt;=1;1;IF([.B46]=0.5;0.5)))))" office:value-type="float" office:value="0.5" calcext:value-type="float">
            <text:p>0,5</text:p>
          </table:table-cell>
          <table:table-cell table:style-name="ce12"/>
          <table:table-cell table:style-name="ce4" office:value-type="float" office:value="0.5" calcext:value-type="float">
            <text:p>0,5</text:p>
          </table:table-cell>
          <table:table-cell table:style-name="ce12" table:formula="of:=IF([.E46]&lt;=0;0;IF(AND([.E46]&gt;0;[.E46]&lt;0.5);2*([.E46])^2;IF(AND([.E46]&gt;0.5;[.E46]&lt;1);1-2*([.E46]-1)^2;IF([.E46]&gt;=1;1;IF([.E46]=0.5;0.5)))))" office:value-type="float" office:value="0.5" calcext:value-type="float">
            <text:p>0,5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3" office:value-type="float" office:value="0.55" calcext:value-type="float">
            <text:p>0,55</text:p>
          </table:table-cell>
          <table:table-cell table:style-name="ce14" table:formula="of:=IF([.B47]&lt;=0;0;IF(AND([.B47]&gt;0;[.B47]&lt;0.5);2*([.B47])^2;IF(AND([.B47]&gt;0.5;[.B47]&lt;1);1-2*([.B47]-1)^2;IF([.B47]&gt;=1;1;IF([.B47]=0.5;0.5)))))" office:value-type="float" office:value="0.595" calcext:value-type="float">
            <text:p>0,595</text:p>
          </table:table-cell>
          <table:table-cell table:style-name="ce12"/>
          <table:table-cell table:style-name="ce4" office:value-type="float" office:value="0.45" calcext:value-type="float">
            <text:p>0,45</text:p>
          </table:table-cell>
          <table:table-cell table:style-name="ce12" table:formula="of:=IF([.E47]&lt;=0;0;IF(AND([.E47]&gt;0;[.E47]&lt;0.5);2*([.E47])^2;IF(AND([.E47]&gt;0.5;[.E47]&lt;1);1-2*([.E47]-1)^2;IF([.E47]&gt;=1;1;IF([.E47]=0.5;0.5)))))" office:value-type="float" office:value="0.405" calcext:value-type="float">
            <text:p>0,405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2" office:value-type="float" office:value="0.6" calcext:value-type="float">
            <text:p>0,6</text:p>
          </table:table-cell>
          <table:table-cell table:style-name="ce14" table:formula="of:=IF([.B48]&lt;=0;0;IF(AND([.B48]&gt;0;[.B48]&lt;0.5);2*([.B48])^2;IF(AND([.B48]&gt;0.5;[.B48]&lt;1);1-2*([.B48]-1)^2;IF([.B48]&gt;=1;1;IF([.B48]=0.5;0.5)))))" office:value-type="float" office:value="0.68" calcext:value-type="float">
            <text:p>0,68</text:p>
          </table:table-cell>
          <table:table-cell table:style-name="ce12"/>
          <table:table-cell table:style-name="ce4" office:value-type="float" office:value="0.4" calcext:value-type="float">
            <text:p>0,4</text:p>
          </table:table-cell>
          <table:table-cell table:style-name="ce12" table:formula="of:=IF([.E48]&lt;=0;0;IF(AND([.E48]&gt;0;[.E48]&lt;0.5);2*([.E48])^2;IF(AND([.E48]&gt;0.5;[.E48]&lt;1);1-2*([.E48]-1)^2;IF([.E48]&gt;=1;1;IF([.E48]=0.5;0.5)))))" office:value-type="float" office:value="0.32" calcext:value-type="float">
            <text:p>0,32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3" office:value-type="float" office:value="0.65" calcext:value-type="float">
            <text:p>0,65</text:p>
          </table:table-cell>
          <table:table-cell table:style-name="ce14" table:formula="of:=IF([.B49]&lt;=0;0;IF(AND([.B49]&gt;0;[.B49]&lt;0.5);2*([.B49])^2;IF(AND([.B49]&gt;0.5;[.B49]&lt;1);1-2*([.B49]-1)^2;IF([.B49]&gt;=1;1;IF([.B49]=0.5;0.5)))))" office:value-type="float" office:value="0.755" calcext:value-type="float">
            <text:p>0,755</text:p>
          </table:table-cell>
          <table:table-cell table:style-name="ce12"/>
          <table:table-cell table:style-name="ce4" office:value-type="float" office:value="0.35" calcext:value-type="float">
            <text:p>0,35</text:p>
          </table:table-cell>
          <table:table-cell table:style-name="ce12" table:formula="of:=IF([.E49]&lt;=0;0;IF(AND([.E49]&gt;0;[.E49]&lt;0.5);2*([.E49])^2;IF(AND([.E49]&gt;0.5;[.E49]&lt;1);1-2*([.E49]-1)^2;IF([.E49]&gt;=1;1;IF([.E49]=0.5;0.5)))))" office:value-type="float" office:value="0.245" calcext:value-type="float">
            <text:p>0,245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2" office:value-type="float" office:value="0.7" calcext:value-type="float">
            <text:p>0,7</text:p>
          </table:table-cell>
          <table:table-cell table:style-name="ce14" table:formula="of:=IF([.B50]&lt;=0;0;IF(AND([.B50]&gt;0;[.B50]&lt;0.5);2*([.B50])^2;IF(AND([.B50]&gt;0.5;[.B50]&lt;1);1-2*([.B50]-1)^2;IF([.B50]&gt;=1;1;IF([.B50]=0.5;0.5)))))" office:value-type="float" office:value="0.82" calcext:value-type="float">
            <text:p>0,82</text:p>
          </table:table-cell>
          <table:table-cell table:style-name="ce12"/>
          <table:table-cell table:style-name="ce4" office:value-type="float" office:value="0.3" calcext:value-type="float">
            <text:p>0,3</text:p>
          </table:table-cell>
          <table:table-cell table:style-name="ce12" table:formula="of:=IF([.E50]&lt;=0;0;IF(AND([.E50]&gt;0;[.E50]&lt;0.5);2*([.E50])^2;IF(AND([.E50]&gt;0.5;[.E50]&lt;1);1-2*([.E50]-1)^2;IF([.E50]&gt;=1;1;IF([.E50]=0.5;0.5)))))" office:value-type="float" office:value="0.18" calcext:value-type="float">
            <text:p>0,18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3" office:value-type="float" office:value="0.75" calcext:value-type="float">
            <text:p>0,75</text:p>
          </table:table-cell>
          <table:table-cell table:style-name="ce14" table:formula="of:=IF([.B51]&lt;=0;0;IF(AND([.B51]&gt;0;[.B51]&lt;0.5);2*([.B51])^2;IF(AND([.B51]&gt;0.5;[.B51]&lt;1);1-2*([.B51]-1)^2;IF([.B51]&gt;=1;1;IF([.B51]=0.5;0.5)))))" office:value-type="float" office:value="0.875" calcext:value-type="float">
            <text:p>0,875</text:p>
          </table:table-cell>
          <table:table-cell table:style-name="ce12"/>
          <table:table-cell table:style-name="ce4" office:value-type="float" office:value="0.25" calcext:value-type="float">
            <text:p>0,25</text:p>
          </table:table-cell>
          <table:table-cell table:style-name="ce12" table:formula="of:=IF([.E51]&lt;=0;0;IF(AND([.E51]&gt;0;[.E51]&lt;0.5);2*([.E51])^2;IF(AND([.E51]&gt;0.5;[.E51]&lt;1);1-2*([.E51]-1)^2;IF([.E51]&gt;=1;1;IF([.E51]=0.5;0.5)))))" office:value-type="float" office:value="0.125" calcext:value-type="float">
            <text:p>0,125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2" office:value-type="float" office:value="0.8" calcext:value-type="float">
            <text:p>0,8</text:p>
          </table:table-cell>
          <table:table-cell table:style-name="ce14" table:formula="of:=IF([.B52]&lt;=0;0;IF(AND([.B52]&gt;0;[.B52]&lt;0.5);2*([.B52])^2;IF(AND([.B52]&gt;0.5;[.B52]&lt;1);1-2*([.B52]-1)^2;IF([.B52]&gt;=1;1;IF([.B52]=0.5;0.5)))))" office:value-type="float" office:value="0.92" calcext:value-type="float">
            <text:p>0,92</text:p>
          </table:table-cell>
          <table:table-cell table:style-name="ce12"/>
          <table:table-cell table:style-name="ce4" office:value-type="float" office:value="0.2" calcext:value-type="float">
            <text:p>0,2</text:p>
          </table:table-cell>
          <table:table-cell table:style-name="ce12" table:formula="of:=IF([.E52]&lt;=0;0;IF(AND([.E52]&gt;0;[.E52]&lt;0.5);2*([.E52])^2;IF(AND([.E52]&gt;0.5;[.E52]&lt;1);1-2*([.E52]-1)^2;IF([.E52]&gt;=1;1;IF([.E52]=0.5;0.5)))))" office:value-type="float" office:value="0.08" calcext:value-type="float">
            <text:p>0,08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3" office:value-type="float" office:value="0.85" calcext:value-type="float">
            <text:p>0,85</text:p>
          </table:table-cell>
          <table:table-cell table:style-name="ce14" table:formula="of:=IF([.B53]&lt;=0;0;IF(AND([.B53]&gt;0;[.B53]&lt;0.5);2*([.B53])^2;IF(AND([.B53]&gt;0.5;[.B53]&lt;1);1-2*([.B53]-1)^2;IF([.B53]&gt;=1;1;IF([.B53]=0.5;0.5)))))" office:value-type="float" office:value="0.955" calcext:value-type="float">
            <text:p>0,955</text:p>
          </table:table-cell>
          <table:table-cell table:style-name="ce12"/>
          <table:table-cell table:style-name="ce4" office:value-type="float" office:value="0.15" calcext:value-type="float">
            <text:p>0,15</text:p>
          </table:table-cell>
          <table:table-cell table:style-name="ce12" table:formula="of:=IF([.E53]&lt;=0;0;IF(AND([.E53]&gt;0;[.E53]&lt;0.5);2*([.E53])^2;IF(AND([.E53]&gt;0.5;[.E53]&lt;1);1-2*([.E53]-1)^2;IF([.E53]&gt;=1;1;IF([.E53]=0.5;0.5)))))" office:value-type="float" office:value="0.045" calcext:value-type="float">
            <text:p>0,045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2" office:value-type="float" office:value="0.9" calcext:value-type="float">
            <text:p>0,9</text:p>
          </table:table-cell>
          <table:table-cell table:style-name="ce14" table:formula="of:=IF([.B54]&lt;=0;0;IF(AND([.B54]&gt;0;[.B54]&lt;0.5);2*([.B54])^2;IF(AND([.B54]&gt;0.5;[.B54]&lt;1);1-2*([.B54]-1)^2;IF([.B54]&gt;=1;1;IF([.B54]=0.5;0.5)))))" office:value-type="float" office:value="0.98" calcext:value-type="float">
            <text:p>0,98</text:p>
          </table:table-cell>
          <table:table-cell table:style-name="ce12"/>
          <table:table-cell table:style-name="ce4" office:value-type="float" office:value="0.1" calcext:value-type="float">
            <text:p>0,1</text:p>
          </table:table-cell>
          <table:table-cell table:style-name="ce12" table:formula="of:=IF([.E54]&lt;=0;0;IF(AND([.E54]&gt;0;[.E54]&lt;0.5);2*([.E54])^2;IF(AND([.E54]&gt;0.5;[.E54]&lt;1);1-2*([.E54]-1)^2;IF([.E54]&gt;=1;1;IF([.E54]=0.5;0.5)))))" office:value-type="float" office:value="0.02" calcext:value-type="float">
            <text:p>0,02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3" office:value-type="float" office:value="0.95" calcext:value-type="float">
            <text:p>0,95</text:p>
          </table:table-cell>
          <table:table-cell table:style-name="ce14" table:formula="of:=IF([.B55]&lt;=0;0;IF(AND([.B55]&gt;0;[.B55]&lt;0.5);2*([.B55])^2;IF(AND([.B55]&gt;0.5;[.B55]&lt;1);1-2*([.B55]-1)^2;IF([.B55]&gt;=1;1;IF([.B55]=0.5;0.5)))))" office:value-type="float" office:value="0.995" calcext:value-type="float">
            <text:p>0,995</text:p>
          </table:table-cell>
          <table:table-cell table:style-name="ce12"/>
          <table:table-cell table:style-name="ce4" office:value-type="float" office:value="0.05" calcext:value-type="float">
            <text:p>0,05</text:p>
          </table:table-cell>
          <table:table-cell table:style-name="ce12" table:formula="of:=IF([.E55]&lt;=0;0;IF(AND([.E55]&gt;0;[.E55]&lt;0.5);2*([.E55])^2;IF(AND([.E55]&gt;0.5;[.E55]&lt;1);1-2*([.E55]-1)^2;IF([.E55]&gt;=1;1;IF([.E55]=0.5;0.5)))))" office:value-type="float" office:value="0.005" calcext:value-type="float">
            <text:p>0,005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2" office:value-type="float" office:value="1" calcext:value-type="float">
            <text:p>1</text:p>
          </table:table-cell>
          <table:table-cell table:style-name="ce14" table:formula="of:=IF([.B56]&lt;=0;0;IF(AND([.B56]&gt;0;[.B56]&lt;0.5);2*([.B56])^2;IF(AND([.B56]&gt;0.5;[.B56]&lt;1);1-2*([.B56]-1)^2;IF([.B56]&gt;=1;1;IF([.B56]=0.5;0.5)))))" office:value-type="float" office:value="1" calcext:value-type="float">
            <text:p>1</text:p>
          </table:table-cell>
          <table:table-cell table:style-name="ce12"/>
          <table:table-cell table:style-name="ce4" office:value-type="float" office:value="0" calcext:value-type="float">
            <text:p>0</text:p>
          </table:table-cell>
          <table:table-cell table:style-name="ce12" table:formula="of:=IF([.E56]&lt;=0;0;IF(AND([.E56]&gt;0;[.E56]&lt;0.5);2*([.E56])^2;IF(AND([.E56]&gt;0.5;[.E56]&lt;1);1-2*([.E56]-1)^2;IF([.E56]&gt;=1;1;IF([.E56]=0.5;0.5)))))" office:value-type="float" office:value="0" calcext:value-type="float">
            <text:p>0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3" office:value-type="float" office:value="1.05" calcext:value-type="float">
            <text:p>1,05</text:p>
          </table:table-cell>
          <table:table-cell table:style-name="ce14" table:formula="of:=IF([.B57]&lt;=0;0;IF(AND([.B57]&gt;0;[.B57]&lt;0.5);2*([.B57])^2;IF(AND([.B57]&gt;0.5;[.B57]&lt;1);1-2*([.B57]-1)^2;IF([.B57]&gt;=1;1;IF([.B57]=0.5;0.5)))))" office:value-type="float" office:value="1" calcext:value-type="float">
            <text:p>1</text:p>
          </table:table-cell>
          <table:table-cell table:style-name="ce4"/>
          <table:table-cell table:style-name="ce4" office:value-type="float" office:value="-0.05" calcext:value-type="float">
            <text:p>-0,05</text:p>
          </table:table-cell>
          <table:table-cell table:style-name="ce12" table:formula="of:=IF([.E57]&lt;=0;0;IF(AND([.E57]&gt;0;[.E57]&lt;0.5);2*([.E57])^2;IF(AND([.E57]&gt;0.5;[.E57]&lt;1);1-2*([.E57]-1)^2;IF([.E57]&gt;=1;1;IF([.E57]=0.5;0.5)))))" office:value-type="float" office:value="0" calcext:value-type="float">
            <text:p>0</text:p>
          </table:table-cell>
          <table:table-cell table:number-columns-repeated="96"/>
        </table:table-row>
        <table:table-row table:style-name="ro2">
          <table:table-cell table:style-name="ce4"/>
          <table:table-cell table:style-name="ce12" office:value-type="float" office:value="1.1" calcext:value-type="float">
            <text:p>1,1</text:p>
          </table:table-cell>
          <table:table-cell table:style-name="ce14" table:formula="of:=IF([.B58]&lt;=0;0;IF(AND([.B58]&gt;0;[.B58]&lt;0.5);2*([.B58])^2;IF(AND([.B58]&gt;0.5;[.B58]&lt;1);1-2*([.B58]-1)^2;IF([.B58]&gt;=1;1;IF([.B58]=0.5;0.5)))))" office:value-type="float" office:value="1" calcext:value-type="float">
            <text:p>1</text:p>
          </table:table-cell>
          <table:table-cell table:style-name="ce4"/>
          <table:table-cell table:style-name="ce4" office:value-type="float" office:value="-0.1" calcext:value-type="float">
            <text:p>-0,1</text:p>
          </table:table-cell>
          <table:table-cell table:style-name="ce12" table:formula="of:=IF([.E58]&lt;=0;0;IF(AND([.E58]&gt;0;[.E58]&lt;0.5);2*([.E58])^2;IF(AND([.E58]&gt;0.5;[.E58]&lt;1);1-2*([.E58]-1)^2;IF([.E58]&gt;=1;1;IF([.E58]=0.5;0.5)))))" office:value-type="float" office:value="0" calcext:value-type="float">
            <text:p>0</text:p>
          </table:table-cell>
          <table:table-cell table:number-columns-repeated="96"/>
        </table:table-row>
        <table:table-row table:style-name="ro2">
          <table:table-cell table:number-columns-repeated="102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IF([.B60]&gt;=[.$B$117];0;IF(AND([.B60]&lt;[.$B$117];[.B60]&gt;[.$B$118]);2*(([.B60]-[.$B$117])/([.$B$119]-[.$B$117]))^2;IF(AND([.B60]&lt;[.$B$118];[.B60]&gt;[.$B$119]);1-2*(([.B60]-[.$B$119])/([.$B$119]-[.$B$117]))^2;IF([.B60]&lt;=[.$B$119];1;IF([.B60]=[.$B$118];0.5))))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E60]&lt;=[.$B$123];0;IF(AND([.E60]&gt;[.$B$123];[.E60]&lt;[.$B$124]);2*(([.E60]-[.$B$123])/([.$B$125]-[.$B$123]))^2;IF(AND([.E60]&gt;[.$B$124];[.E60]&lt;[.$B$125]);1-2*(([.E60]-[.$B$125])/([.$B$125]-[.$B$123]))^2;IF([.E60]&gt;=[.$B$125];1;IF([.E60]=[.$B$124];0.5)))))" office:value-type="float" office:value="0" calcext:value-type="float">
            <text:p>0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table:formula="of:=IF([.B61]&gt;=[.$B$117];0;IF(AND([.B61]&lt;[.$B$117];[.B61]&gt;[.$B$118]);2*(([.B61]-[.$B$117])/([.$B$119]-[.$B$117]))^2;IF(AND([.B61]&lt;[.$B$118];[.B61]&gt;[.$B$119]);1-2*(([.B61]-[.$B$119])/([.$B$119]-[.$B$117]))^2;IF([.B61]&lt;=[.$B$119];1;IF([.B61]=[.$B$118];0.5)))))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IF([.E61]&lt;=[.$B$123];0;IF(AND([.E61]&gt;[.$B$123];[.E61]&lt;[.$B$124]);2*(([.E61]-[.$B$123])/([.$B$125]-[.$B$123]))^2;IF(AND([.E61]&gt;[.$B$124];[.E61]&lt;[.$B$125]);1-2*(([.E61]-[.$B$125])/([.$B$125]-[.$B$123]))^2;IF([.E61]&gt;=[.$B$125];1;IF([.E61]=[.$B$124];0.5)))))" office:value-type="float" office:value="0" calcext:value-type="float">
            <text:p>0</text:p>
          </table:table-cell>
          <table:table-cell table:number-columns-repeated="96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formula="of:=IF([.B62]&gt;=[.$B$117];0;IF(AND([.B62]&lt;[.$B$117];[.B62]&gt;[.$B$118]);2*(([.B62]-[.$B$117])/([.$B$119]-[.$B$117]))^2;IF(AND([.B62]&lt;[.$B$118];[.B62]&gt;[.$B$119]);1-2*(([.B62]-[.$B$119])/([.$B$119]-[.$B$117]))^2;IF([.B62]&lt;=[.$B$119];1;IF([.B62]=[.$B$118];0.5))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E62]&lt;=[.$B$123];0;IF(AND([.E62]&gt;[.$B$123];[.E62]&lt;[.$B$124]);2*(([.E62]-[.$B$123])/([.$B$125]-[.$B$123]))^2;IF(AND([.E62]&gt;[.$B$124];[.E62]&lt;[.$B$125]);1-2*(([.E62]-[.$B$125])/([.$B$125]-[.$B$123]))^2;IF([.E62]&gt;=[.$B$125];1;IF([.E62]=[.$B$124];0.5)))))" office:value-type="float" office:value="0" calcext:value-type="float">
            <text:p>0</text:p>
          </table:table-cell>
          <table:table-cell table:number-columns-repeated="96"/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table:formula="of:=IF([.B63]&gt;=[.$B$117];0;IF(AND([.B63]&lt;[.$B$117];[.B63]&gt;[.$B$118]);2*(([.B63]-[.$B$117])/([.$B$119]-[.$B$117]))^2;IF(AND([.B63]&lt;[.$B$118];[.B63]&gt;[.$B$119]);1-2*(([.B63]-[.$B$119])/([.$B$119]-[.$B$117]))^2;IF([.B63]&lt;=[.$B$119];1;IF([.B63]=[.$B$118];0.5)))))"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,5</text:p>
          </table:table-cell>
          <table:table-cell table:formula="of:=IF([.E63]&lt;=[.$B$123];0;IF(AND([.E63]&gt;[.$B$123];[.E63]&lt;[.$B$124]);2*(([.E63]-[.$B$123])/([.$B$125]-[.$B$123]))^2;IF(AND([.E63]&gt;[.$B$124];[.E63]&lt;[.$B$125]);1-2*(([.E63]-[.$B$125])/([.$B$125]-[.$B$123]))^2;IF([.E63]&gt;=[.$B$125];1;IF([.E63]=[.$B$124];0.5)))))" office:value-type="float" office:value="0" calcext:value-type="float">
            <text:p>0</text:p>
          </table:table-cell>
          <table:table-cell table:number-columns-repeated="96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IF([.B64]&gt;=[.$B$117];0;IF(AND([.B64]&lt;[.$B$117];[.B64]&gt;[.$B$118]);2*(([.B64]-[.$B$117])/([.$B$119]-[.$B$117]))^2;IF(AND([.B64]&lt;[.$B$118];[.B64]&gt;[.$B$119]);1-2*(([.B64]-[.$B$119])/([.$B$119]-[.$B$117]))^2;IF([.B64]&lt;=[.$B$119];1;IF([.B64]=[.$B$118];0.5))))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E64]&lt;=[.$B$123];0;IF(AND([.E64]&gt;[.$B$123];[.E64]&lt;[.$B$124]);2*(([.E64]-[.$B$123])/([.$B$125]-[.$B$123]))^2;IF(AND([.E64]&gt;[.$B$124];[.E64]&lt;[.$B$125]);1-2*(([.E64]-[.$B$125])/([.$B$125]-[.$B$123]))^2;IF([.E64]&gt;=[.$B$125];1;IF([.E64]=[.$B$124];0.5)))))" office:value-type="float" office:value="0" calcext:value-type="float">
            <text:p>0</text:p>
          </table:table-cell>
          <table:table-cell table:number-columns-repeated="96"/>
        </table:table-row>
        <table:table-row table:style-name="ro2">
          <table:table-cell/>
          <table:table-cell office:value-type="float" office:value="350" calcext:value-type="float">
            <text:p>350</text:p>
          </table:table-cell>
          <table:table-cell table:formula="of:=IF([.B65]&gt;=[.$B$117];0;IF(AND([.B65]&lt;[.$B$117];[.B65]&gt;[.$B$118]);2*(([.B65]-[.$B$117])/([.$B$119]-[.$B$117]))^2;IF(AND([.B65]&lt;[.$B$118];[.B65]&gt;[.$B$119]);1-2*(([.B65]-[.$B$119])/([.$B$119]-[.$B$117]))^2;IF([.B65]&lt;=[.$B$119];1;IF([.B65]=[.$B$118];0.5)))))" office:value-type="float" office:value="0.9921875" calcext:value-type="float">
            <text:p>0,9921875</text:p>
          </table:table-cell>
          <table:table-cell/>
          <table:table-cell office:value-type="float" office:value="2.5" calcext:value-type="float">
            <text:p>2,5</text:p>
          </table:table-cell>
          <table:table-cell table:formula="of:=IF([.E65]&lt;=[.$B$123];0;IF(AND([.E65]&gt;[.$B$123];[.E65]&lt;[.$B$124]);2*(([.E65]-[.$B$123])/([.$B$125]-[.$B$123]))^2;IF(AND([.E65]&gt;[.$B$124];[.E65]&lt;[.$B$125]);1-2*(([.E65]-[.$B$125])/([.$B$125]-[.$B$123]))^2;IF([.E65]&gt;=[.$B$125];1;IF([.E65]=[.$B$124];0.5)))))" office:value-type="float" office:value="0.00413223140495868" calcext:value-type="float">
            <text:p>0,004132231404959</text:p>
          </table:table-cell>
          <table:table-cell table:number-columns-repeated="96"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table:formula="of:=IF([.B66]&gt;=[.$B$117];0;IF(AND([.B66]&lt;[.$B$117];[.B66]&gt;[.$B$118]);2*(([.B66]-[.$B$117])/([.$B$119]-[.$B$117]))^2;IF(AND([.B66]&lt;[.$B$118];[.B66]&gt;[.$B$119]);1-2*(([.B66]-[.$B$119])/([.$B$119]-[.$B$117]))^2;IF([.B66]&lt;=[.$B$119];1;IF([.B66]=[.$B$118];0.5)))))" office:value-type="float" office:value="0.96875" calcext:value-type="float">
            <text:p>0,96875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E66]&lt;=[.$B$123];0;IF(AND([.E66]&gt;[.$B$123];[.E66]&lt;[.$B$124]);2*(([.E66]-[.$B$123])/([.$B$125]-[.$B$123]))^2;IF(AND([.E66]&gt;[.$B$124];[.E66]&lt;[.$B$125]);1-2*(([.E66]-[.$B$125])/([.$B$125]-[.$B$123]))^2;IF([.E66]&gt;=[.$B$125];1;IF([.E66]=[.$B$124];0.5)))))" office:value-type="float" office:value="0.0165289256198347" calcext:value-type="float">
            <text:p>0,016528925619835</text:p>
          </table:table-cell>
          <table:table-cell table:number-columns-repeated="96"/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table:formula="of:=IF([.B67]&gt;=[.$B$117];0;IF(AND([.B67]&lt;[.$B$117];[.B67]&gt;[.$B$118]);2*(([.B67]-[.$B$117])/([.$B$119]-[.$B$117]))^2;IF(AND([.B67]&lt;[.$B$118];[.B67]&gt;[.$B$119]);1-2*(([.B67]-[.$B$119])/([.$B$119]-[.$B$117]))^2;IF([.B67]&lt;=[.$B$119];1;IF([.B67]=[.$B$118];0.5)))))" office:value-type="float" office:value="0.9296875" calcext:value-type="float">
            <text:p>0,9296875</text:p>
          </table:table-cell>
          <table:table-cell/>
          <table:table-cell office:value-type="float" office:value="3.5" calcext:value-type="float">
            <text:p>3,5</text:p>
          </table:table-cell>
          <table:table-cell table:formula="of:=IF([.E67]&lt;=[.$B$123];0;IF(AND([.E67]&gt;[.$B$123];[.E67]&lt;[.$B$124]);2*(([.E67]-[.$B$123])/([.$B$125]-[.$B$123]))^2;IF(AND([.E67]&gt;[.$B$124];[.E67]&lt;[.$B$125]);1-2*(([.E67]-[.$B$125])/([.$B$125]-[.$B$123]))^2;IF([.E67]&gt;=[.$B$125];1;IF([.E67]=[.$B$124];0.5)))))" office:value-type="float" office:value="0.0371900826446281" calcext:value-type="float">
            <text:p>0,037190082644628</text:p>
          </table:table-cell>
          <table:table-cell table:number-columns-repeated="96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IF([.B68]&gt;=[.$B$117];0;IF(AND([.B68]&lt;[.$B$117];[.B68]&gt;[.$B$118]);2*(([.B68]-[.$B$117])/([.$B$119]-[.$B$117]))^2;IF(AND([.B68]&lt;[.$B$118];[.B68]&gt;[.$B$119]);1-2*(([.B68]-[.$B$119])/([.$B$119]-[.$B$117]))^2;IF([.B68]&lt;=[.$B$119];1;IF([.B68]=[.$B$118];0.5)))))" office:value-type="float" office:value="0.875" calcext:value-type="float">
            <text:p>0,875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E68]&lt;=[.$B$123];0;IF(AND([.E68]&gt;[.$B$123];[.E68]&lt;[.$B$124]);2*(([.E68]-[.$B$123])/([.$B$125]-[.$B$123]))^2;IF(AND([.E68]&gt;[.$B$124];[.E68]&lt;[.$B$125]);1-2*(([.E68]-[.$B$125])/([.$B$125]-[.$B$123]))^2;IF([.E68]&gt;=[.$B$125];1;IF([.E68]=[.$B$124];0.5)))))" office:value-type="float" office:value="0.0661157024793388" calcext:value-type="float">
            <text:p>0,066115702479339</text:p>
          </table:table-cell>
          <table:table-cell table:number-columns-repeated="96"/>
        </table:table-row>
        <table:table-row table:style-name="ro2">
          <table:table-cell/>
          <table:table-cell office:value-type="float" office:value="550" calcext:value-type="float">
            <text:p>550</text:p>
          </table:table-cell>
          <table:table-cell table:formula="of:=IF([.B69]&gt;=[.$B$117];0;IF(AND([.B69]&lt;[.$B$117];[.B69]&gt;[.$B$118]);2*(([.B69]-[.$B$117])/([.$B$119]-[.$B$117]))^2;IF(AND([.B69]&lt;[.$B$118];[.B69]&gt;[.$B$119]);1-2*(([.B69]-[.$B$119])/([.$B$119]-[.$B$117]))^2;IF([.B69]&lt;=[.$B$119];1;IF([.B69]=[.$B$118];0.5)))))" office:value-type="float" office:value="0.8046875" calcext:value-type="float">
            <text:p>0,8046875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IF([.E69]&lt;=[.$B$123];0;IF(AND([.E69]&gt;[.$B$123];[.E69]&lt;[.$B$124]);2*(([.E69]-[.$B$123])/([.$B$125]-[.$B$123]))^2;IF(AND([.E69]&gt;[.$B$124];[.E69]&lt;[.$B$125]);1-2*(([.E69]-[.$B$125])/([.$B$125]-[.$B$123]))^2;IF([.E69]&gt;=[.$B$125];1;IF([.E69]=[.$B$124];0.5)))))" office:value-type="float" office:value="0.103305785123967" calcext:value-type="float">
            <text:p>0,103305785123967</text:p>
          </table:table-cell>
          <table:table-cell table:number-columns-repeated="96"/>
        </table:table-row>
        <table:table-row table:style-name="ro2">
          <table:table-cell/>
          <table:table-cell office:value-type="float" office:value="600" calcext:value-type="float">
            <text:p>600</text:p>
          </table:table-cell>
          <table:table-cell table:formula="of:=IF([.B70]&gt;=[.$B$117];0;IF(AND([.B70]&lt;[.$B$117];[.B70]&gt;[.$B$118]);2*(([.B70]-[.$B$117])/([.$B$119]-[.$B$117]))^2;IF(AND([.B70]&lt;[.$B$118];[.B70]&gt;[.$B$119]);1-2*(([.B70]-[.$B$119])/([.$B$119]-[.$B$117]))^2;IF([.B70]&lt;=[.$B$119];1;IF([.B70]=[.$B$118];0.5)))))" office:value-type="float" office:value="0.71875" calcext:value-type="float">
            <text:p>0,71875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[.E70]&lt;=[.$B$123];0;IF(AND([.E70]&gt;[.$B$123];[.E70]&lt;[.$B$124]);2*(([.E70]-[.$B$123])/([.$B$125]-[.$B$123]))^2;IF(AND([.E70]&gt;[.$B$124];[.E70]&lt;[.$B$125]);1-2*(([.E70]-[.$B$125])/([.$B$125]-[.$B$123]))^2;IF([.E70]&gt;=[.$B$125];1;IF([.E70]=[.$B$124];0.5)))))" office:value-type="float" office:value="0.148760330578512" calcext:value-type="float">
            <text:p>0,148760330578512</text:p>
          </table:table-cell>
          <table:table-cell table:number-columns-repeated="96"/>
        </table:table-row>
        <table:table-row table:style-name="ro2">
          <table:table-cell/>
          <table:table-cell office:value-type="float" office:value="650" calcext:value-type="float">
            <text:p>650</text:p>
          </table:table-cell>
          <table:table-cell table:formula="of:=IF([.B71]&gt;=[.$B$117];0;IF(AND([.B71]&lt;[.$B$117];[.B71]&gt;[.$B$118]);2*(([.B71]-[.$B$117])/([.$B$119]-[.$B$117]))^2;IF(AND([.B71]&lt;[.$B$118];[.B71]&gt;[.$B$119]);1-2*(([.B71]-[.$B$119])/([.$B$119]-[.$B$117]))^2;IF([.B71]&lt;=[.$B$119];1;IF([.B71]=[.$B$118];0.5)))))" office:value-type="float" office:value="0.6171875" calcext:value-type="float">
            <text:p>0,6171875</text:p>
          </table:table-cell>
          <table:table-cell/>
          <table:table-cell office:value-type="float" office:value="5.5" calcext:value-type="float">
            <text:p>5,5</text:p>
          </table:table-cell>
          <table:table-cell table:formula="of:=IF([.E71]&lt;=[.$B$123];0;IF(AND([.E71]&gt;[.$B$123];[.E71]&lt;[.$B$124]);2*(([.E71]-[.$B$123])/([.$B$125]-[.$B$123]))^2;IF(AND([.E71]&gt;[.$B$124];[.E71]&lt;[.$B$125]);1-2*(([.E71]-[.$B$125])/([.$B$125]-[.$B$123]))^2;IF([.E71]&gt;=[.$B$125];1;IF([.E71]=[.$B$124];0.5)))))" office:value-type="float" office:value="0.202479338842975" calcext:value-type="float">
            <text:p>0,202479338842975</text:p>
          </table:table-cell>
          <table:table-cell table:number-columns-repeated="96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formula="of:=IF([.B72]&gt;=[.$B$117];0;IF(AND([.B72]&lt;[.$B$117];[.B72]&gt;[.$B$118]);2*(([.B72]-[.$B$117])/([.$B$119]-[.$B$117]))^2;IF(AND([.B72]&lt;[.$B$118];[.B72]&gt;[.$B$119]);1-2*(([.B72]-[.$B$119])/([.$B$119]-[.$B$117]))^2;IF([.B72]&lt;=[.$B$119];1;IF([.B72]=[.$B$118];0.5)))))" office:value-type="float" office:value="0.5" calcext:value-type="float">
            <text:p>0,5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[.E72]&lt;=[.$B$123];0;IF(AND([.E72]&gt;[.$B$123];[.E72]&lt;[.$B$124]);2*(([.E72]-[.$B$123])/([.$B$125]-[.$B$123]))^2;IF(AND([.E72]&gt;[.$B$124];[.E72]&lt;[.$B$125]);1-2*(([.E72]-[.$B$125])/([.$B$125]-[.$B$123]))^2;IF([.E72]&gt;=[.$B$125];1;IF([.E72]=[.$B$124];0.5)))))" office:value-type="float" office:value="0.264462809917355" calcext:value-type="float">
            <text:p>0,264462809917355</text:p>
          </table:table-cell>
          <table:table-cell table:number-columns-repeated="96"/>
        </table:table-row>
        <table:table-row table:style-name="ro2">
          <table:table-cell/>
          <table:table-cell office:value-type="float" office:value="750" calcext:value-type="float">
            <text:p>750</text:p>
          </table:table-cell>
          <table:table-cell table:formula="of:=IF([.B73]&gt;=[.$B$117];0;IF(AND([.B73]&lt;[.$B$117];[.B73]&gt;[.$B$118]);2*(([.B73]-[.$B$117])/([.$B$119]-[.$B$117]))^2;IF(AND([.B73]&lt;[.$B$118];[.B73]&gt;[.$B$119]);1-2*(([.B73]-[.$B$119])/([.$B$119]-[.$B$117]))^2;IF([.B73]&lt;=[.$B$119];1;IF([.B73]=[.$B$118];0.5)))))" office:value-type="float" office:value="0.3828125" calcext:value-type="float">
            <text:p>0,3828125</text:p>
          </table:table-cell>
          <table:table-cell/>
          <table:table-cell office:value-type="float" office:value="6.5" calcext:value-type="float">
            <text:p>6,5</text:p>
          </table:table-cell>
          <table:table-cell table:formula="of:=IF([.E73]&lt;=[.$B$123];0;IF(AND([.E73]&gt;[.$B$123];[.E73]&lt;[.$B$124]);2*(([.E73]-[.$B$123])/([.$B$125]-[.$B$123]))^2;IF(AND([.E73]&gt;[.$B$124];[.E73]&lt;[.$B$125]);1-2*(([.E73]-[.$B$125])/([.$B$125]-[.$B$123]))^2;IF([.E73]&gt;=[.$B$125];1;IF([.E73]=[.$B$124];0.5)))))" office:value-type="float" office:value="0.334710743801653" calcext:value-type="float">
            <text:p>0,334710743801653</text:p>
          </table:table-cell>
          <table:table-cell table:number-columns-repeated="96"/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table:formula="of:=IF([.B74]&gt;=[.$B$117];0;IF(AND([.B74]&lt;[.$B$117];[.B74]&gt;[.$B$118]);2*(([.B74]-[.$B$117])/([.$B$119]-[.$B$117]))^2;IF(AND([.B74]&lt;[.$B$118];[.B74]&gt;[.$B$119]);1-2*(([.B74]-[.$B$119])/([.$B$119]-[.$B$117]))^2;IF([.B74]&lt;=[.$B$119];1;IF([.B74]=[.$B$118];0.5)))))" office:value-type="float" office:value="0.28125" calcext:value-type="float">
            <text:p>0,28125</text:p>
          </table:table-cell>
          <table:table-cell/>
          <table:table-cell office:value-type="float" office:value="7" calcext:value-type="float">
            <text:p>7</text:p>
          </table:table-cell>
          <table:table-cell table:formula="of:=IF([.E74]&lt;=[.$B$123];0;IF(AND([.E74]&gt;[.$B$123];[.E74]&lt;[.$B$124]);2*(([.E74]-[.$B$123])/([.$B$125]-[.$B$123]))^2;IF(AND([.E74]&gt;[.$B$124];[.E74]&lt;[.$B$125]);1-2*(([.E74]-[.$B$125])/([.$B$125]-[.$B$123]))^2;IF([.E74]&gt;=[.$B$125];1;IF([.E74]=[.$B$124];0.5)))))" office:value-type="float" office:value="0.413223140495868" calcext:value-type="float">
            <text:p>0,413223140495868</text:p>
          </table:table-cell>
          <table:table-cell table:number-columns-repeated="96"/>
        </table:table-row>
        <table:table-row table:style-name="ro2">
          <table:table-cell/>
          <table:table-cell office:value-type="float" office:value="850" calcext:value-type="float">
            <text:p>850</text:p>
          </table:table-cell>
          <table:table-cell table:formula="of:=IF([.B75]&gt;=[.$B$117];0;IF(AND([.B75]&lt;[.$B$117];[.B75]&gt;[.$B$118]);2*(([.B75]-[.$B$117])/([.$B$119]-[.$B$117]))^2;IF(AND([.B75]&lt;[.$B$118];[.B75]&gt;[.$B$119]);1-2*(([.B75]-[.$B$119])/([.$B$119]-[.$B$117]))^2;IF([.B75]&lt;=[.$B$119];1;IF([.B75]=[.$B$118];0.5)))))" office:value-type="float" office:value="0.1953125" calcext:value-type="float">
            <text:p>0,1953125</text:p>
          </table:table-cell>
          <table:table-cell/>
          <table:table-cell office:value-type="float" office:value="7.5" calcext:value-type="float">
            <text:p>7,5</text:p>
          </table:table-cell>
          <table:table-cell table:formula="of:=IF([.E75]&lt;=[.$B$123];0;IF(AND([.E75]&gt;[.$B$123];[.E75]&lt;[.$B$124]);2*(([.E75]-[.$B$123])/([.$B$125]-[.$B$123]))^2;IF(AND([.E75]&gt;[.$B$124];[.E75]&lt;[.$B$125]);1-2*(([.E75]-[.$B$125])/([.$B$125]-[.$B$123]))^2;IF([.E75]&gt;=[.$B$125];1;IF([.E75]=[.$B$124];0.5)))))" office:value-type="float" office:value="0.5" calcext:value-type="float">
            <text:p>0,5</text:p>
          </table:table-cell>
          <table:table-cell table:number-columns-repeated="96"/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table:formula="of:=IF([.B76]&gt;=[.$B$117];0;IF(AND([.B76]&lt;[.$B$117];[.B76]&gt;[.$B$118]);2*(([.B76]-[.$B$117])/([.$B$119]-[.$B$117]))^2;IF(AND([.B76]&lt;[.$B$118];[.B76]&gt;[.$B$119]);1-2*(([.B76]-[.$B$119])/([.$B$119]-[.$B$117]))^2;IF([.B76]&lt;=[.$B$119];1;IF([.B76]=[.$B$118];0.5)))))" office:value-type="float" office:value="0.125" calcext:value-type="float">
            <text:p>0,125</text:p>
          </table:table-cell>
          <table:table-cell/>
          <table:table-cell office:value-type="float" office:value="8" calcext:value-type="float">
            <text:p>8</text:p>
          </table:table-cell>
          <table:table-cell table:formula="of:=IF([.E76]&lt;=[.$B$123];0;IF(AND([.E76]&gt;[.$B$123];[.E76]&lt;[.$B$124]);2*(([.E76]-[.$B$123])/([.$B$125]-[.$B$123]))^2;IF(AND([.E76]&gt;[.$B$124];[.E76]&lt;[.$B$125]);1-2*(([.E76]-[.$B$125])/([.$B$125]-[.$B$123]))^2;IF([.E76]&gt;=[.$B$125];1;IF([.E76]=[.$B$124];0.5)))))" office:value-type="float" office:value="0.586776859504132" calcext:value-type="float">
            <text:p>0,586776859504132</text:p>
          </table:table-cell>
          <table:table-cell table:number-columns-repeated="96"/>
        </table:table-row>
        <table:table-row table:style-name="ro2">
          <table:table-cell/>
          <table:table-cell office:value-type="float" office:value="950" calcext:value-type="float">
            <text:p>950</text:p>
          </table:table-cell>
          <table:table-cell table:formula="of:=IF([.B77]&gt;=[.$B$117];0;IF(AND([.B77]&lt;[.$B$117];[.B77]&gt;[.$B$118]);2*(([.B77]-[.$B$117])/([.$B$119]-[.$B$117]))^2;IF(AND([.B77]&lt;[.$B$118];[.B77]&gt;[.$B$119]);1-2*(([.B77]-[.$B$119])/([.$B$119]-[.$B$117]))^2;IF([.B77]&lt;=[.$B$119];1;IF([.B77]=[.$B$118];0.5)))))" office:value-type="float" office:value="0.0703125" calcext:value-type="float">
            <text:p>0,0703125</text:p>
          </table:table-cell>
          <table:table-cell/>
          <table:table-cell office:value-type="float" office:value="8.5" calcext:value-type="float">
            <text:p>8,5</text:p>
          </table:table-cell>
          <table:table-cell table:formula="of:=IF([.E77]&lt;=[.$B$123];0;IF(AND([.E77]&gt;[.$B$123];[.E77]&lt;[.$B$124]);2*(([.E77]-[.$B$123])/([.$B$125]-[.$B$123]))^2;IF(AND([.E77]&gt;[.$B$124];[.E77]&lt;[.$B$125]);1-2*(([.E77]-[.$B$125])/([.$B$125]-[.$B$123]))^2;IF([.E77]&gt;=[.$B$125];1;IF([.E77]=[.$B$124];0.5)))))" office:value-type="float" office:value="0.665289256198347" calcext:value-type="float">
            <text:p>0,665289256198347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IF([.B78]&gt;=[.$B$117];0;IF(AND([.B78]&lt;[.$B$117];[.B78]&gt;[.$B$118]);2*(([.B78]-[.$B$117])/([.$B$119]-[.$B$117]))^2;IF(AND([.B78]&lt;[.$B$118];[.B78]&gt;[.$B$119]);1-2*(([.B78]-[.$B$119])/([.$B$119]-[.$B$117]))^2;IF([.B78]&lt;=[.$B$119];1;IF([.B78]=[.$B$118];0.5)))))" office:value-type="float" office:value="0.03125" calcext:value-type="float">
            <text:p>0,03125</text:p>
          </table:table-cell>
          <table:table-cell/>
          <table:table-cell office:value-type="float" office:value="9" calcext:value-type="float">
            <text:p>9</text:p>
          </table:table-cell>
          <table:table-cell table:formula="of:=IF([.E78]&lt;=[.$B$123];0;IF(AND([.E78]&gt;[.$B$123];[.E78]&lt;[.$B$124]);2*(([.E78]-[.$B$123])/([.$B$125]-[.$B$123]))^2;IF(AND([.E78]&gt;[.$B$124];[.E78]&lt;[.$B$125]);1-2*(([.E78]-[.$B$125])/([.$B$125]-[.$B$123]))^2;IF([.E78]&gt;=[.$B$125];1;IF([.E78]=[.$B$124];0.5)))))" office:value-type="float" office:value="0.735537190082645" calcext:value-type="float">
            <text:p>0,735537190082645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050" calcext:value-type="float">
            <text:p>1050</text:p>
          </table:table-cell>
          <table:table-cell table:formula="of:=IF([.B79]&gt;=[.$B$117];0;IF(AND([.B79]&lt;[.$B$117];[.B79]&gt;[.$B$118]);2*(([.B79]-[.$B$117])/([.$B$119]-[.$B$117]))^2;IF(AND([.B79]&lt;[.$B$118];[.B79]&gt;[.$B$119]);1-2*(([.B79]-[.$B$119])/([.$B$119]-[.$B$117]))^2;IF([.B79]&lt;=[.$B$119];1;IF([.B79]=[.$B$118];0.5)))))" office:value-type="float" office:value="0.0078125" calcext:value-type="float">
            <text:p>0,0078125</text:p>
          </table:table-cell>
          <table:table-cell/>
          <table:table-cell office:value-type="float" office:value="9.5" calcext:value-type="float">
            <text:p>9,5</text:p>
          </table:table-cell>
          <table:table-cell table:formula="of:=IF([.E79]&lt;=[.$B$123];0;IF(AND([.E79]&gt;[.$B$123];[.E79]&lt;[.$B$124]);2*(([.E79]-[.$B$123])/([.$B$125]-[.$B$123]))^2;IF(AND([.E79]&gt;[.$B$124];[.E79]&lt;[.$B$125]);1-2*(([.E79]-[.$B$125])/([.$B$125]-[.$B$123]))^2;IF([.E79]&gt;=[.$B$125];1;IF([.E79]=[.$B$124];0.5)))))" office:value-type="float" office:value="0.797520661157025" calcext:value-type="float">
            <text:p>0,797520661157025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IF([.B80]&gt;=[.$B$117];0;IF(AND([.B80]&lt;[.$B$117];[.B80]&gt;[.$B$118]);2*(([.B80]-[.$B$117])/([.$B$119]-[.$B$117]))^2;IF(AND([.B80]&lt;[.$B$118];[.B80]&gt;[.$B$119]);1-2*(([.B80]-[.$B$119])/([.$B$119]-[.$B$117]))^2;IF([.B80]&lt;=[.$B$119];1;IF([.B80]=[.$B$118];0.5))))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[.E80]&lt;=[.$B$123];0;IF(AND([.E80]&gt;[.$B$123];[.E80]&lt;[.$B$124]);2*(([.E80]-[.$B$123])/([.$B$125]-[.$B$123]))^2;IF(AND([.E80]&gt;[.$B$124];[.E80]&lt;[.$B$125]);1-2*(([.E80]-[.$B$125])/([.$B$125]-[.$B$123]))^2;IF([.E80]&gt;=[.$B$125];1;IF([.E80]=[.$B$124];0.5)))))" office:value-type="float" office:value="0.851239669421488" calcext:value-type="float">
            <text:p>0,851239669421488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150" calcext:value-type="float">
            <text:p>1150</text:p>
          </table:table-cell>
          <table:table-cell table:formula="of:=IF([.B81]&gt;=[.$B$117];0;IF(AND([.B81]&lt;[.$B$117];[.B81]&gt;[.$B$118]);2*(([.B81]-[.$B$117])/([.$B$119]-[.$B$117]))^2;IF(AND([.B81]&lt;[.$B$118];[.B81]&gt;[.$B$119]);1-2*(([.B81]-[.$B$119])/([.$B$119]-[.$B$117]))^2;IF([.B81]&lt;=[.$B$119];1;IF([.B81]=[.$B$118];0.5)))))" office:value-type="float" office:value="0" calcext:value-type="float">
            <text:p>0</text:p>
          </table:table-cell>
          <table:table-cell/>
          <table:table-cell office:value-type="float" office:value="10.5" calcext:value-type="float">
            <text:p>10,5</text:p>
          </table:table-cell>
          <table:table-cell table:formula="of:=IF([.E81]&lt;=[.$B$123];0;IF(AND([.E81]&gt;[.$B$123];[.E81]&lt;[.$B$124]);2*(([.E81]-[.$B$123])/([.$B$125]-[.$B$123]))^2;IF(AND([.E81]&gt;[.$B$124];[.E81]&lt;[.$B$125]);1-2*(([.E81]-[.$B$125])/([.$B$125]-[.$B$123]))^2;IF([.E81]&gt;=[.$B$125];1;IF([.E81]=[.$B$124];0.5)))))" office:value-type="float" office:value="0.896694214876033" calcext:value-type="float">
            <text:p>0,896694214876033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200" calcext:value-type="float">
            <text:p>1200</text:p>
          </table:table-cell>
          <table:table-cell table:formula="of:=IF([.B82]&gt;=[.$B$117];0;IF(AND([.B82]&lt;[.$B$117];[.B82]&gt;[.$B$118]);2*(([.B82]-[.$B$117])/([.$B$119]-[.$B$117]))^2;IF(AND([.B82]&lt;[.$B$118];[.B82]&gt;[.$B$119]);1-2*(([.B82]-[.$B$119])/([.$B$119]-[.$B$117]))^2;IF([.B82]&lt;=[.$B$119];1;IF([.B82]=[.$B$118];0.5))))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[.E82]&lt;=[.$B$123];0;IF(AND([.E82]&gt;[.$B$123];[.E82]&lt;[.$B$124]);2*(([.E82]-[.$B$123])/([.$B$125]-[.$B$123]))^2;IF(AND([.E82]&gt;[.$B$124];[.E82]&lt;[.$B$125]);1-2*(([.E82]-[.$B$125])/([.$B$125]-[.$B$123]))^2;IF([.E82]&gt;=[.$B$125];1;IF([.E82]=[.$B$124];0.5)))))" office:value-type="float" office:value="0.933884297520661" calcext:value-type="float">
            <text:p>0,93388429752066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250" calcext:value-type="float">
            <text:p>1250</text:p>
          </table:table-cell>
          <table:table-cell table:formula="of:=IF([.B83]&gt;=[.$B$117];0;IF(AND([.B83]&lt;[.$B$117];[.B83]&gt;[.$B$118]);2*(([.B83]-[.$B$117])/([.$B$119]-[.$B$117]))^2;IF(AND([.B83]&lt;[.$B$118];[.B83]&gt;[.$B$119]);1-2*(([.B83]-[.$B$119])/([.$B$119]-[.$B$117]))^2;IF([.B83]&lt;=[.$B$119];1;IF([.B83]=[.$B$118];0.5)))))" office:value-type="float" office:value="0" calcext:value-type="float">
            <text:p>0</text:p>
          </table:table-cell>
          <table:table-cell/>
          <table:table-cell office:value-type="float" office:value="11.5" calcext:value-type="float">
            <text:p>11,5</text:p>
          </table:table-cell>
          <table:table-cell table:formula="of:=IF([.E83]&lt;=[.$B$123];0;IF(AND([.E83]&gt;[.$B$123];[.E83]&lt;[.$B$124]);2*(([.E83]-[.$B$123])/([.$B$125]-[.$B$123]))^2;IF(AND([.E83]&gt;[.$B$124];[.E83]&lt;[.$B$125]);1-2*(([.E83]-[.$B$125])/([.$B$125]-[.$B$123]))^2;IF([.E83]&gt;=[.$B$125];1;IF([.E83]=[.$B$124];0.5)))))" office:value-type="float" office:value="0.962809917355372" calcext:value-type="float">
            <text:p>0,962809917355372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300" calcext:value-type="float">
            <text:p>1300</text:p>
          </table:table-cell>
          <table:table-cell table:formula="of:=IF([.B84]&gt;=[.$B$117];0;IF(AND([.B84]&lt;[.$B$117];[.B84]&gt;[.$B$118]);2*(([.B84]-[.$B$117])/([.$B$119]-[.$B$117]))^2;IF(AND([.B84]&lt;[.$B$118];[.B84]&gt;[.$B$119]);1-2*(([.B84]-[.$B$119])/([.$B$119]-[.$B$117]))^2;IF([.B84]&lt;=[.$B$119];1;IF([.B84]=[.$B$118];0.5))))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([.E84]&lt;=[.$B$123];0;IF(AND([.E84]&gt;[.$B$123];[.E84]&lt;[.$B$124]);2*(([.E84]-[.$B$123])/([.$B$125]-[.$B$123]))^2;IF(AND([.E84]&gt;[.$B$124];[.E84]&lt;[.$B$125]);1-2*(([.E84]-[.$B$125])/([.$B$125]-[.$B$123]))^2;IF([.E84]&gt;=[.$B$125];1;IF([.E84]=[.$B$124];0.5)))))" office:value-type="float" office:value="0.983471074380165" calcext:value-type="float">
            <text:p>0,983471074380165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350" calcext:value-type="float">
            <text:p>1350</text:p>
          </table:table-cell>
          <table:table-cell table:formula="of:=IF([.B85]&gt;=[.$B$117];0;IF(AND([.B85]&lt;[.$B$117];[.B85]&gt;[.$B$118]);2*(([.B85]-[.$B$117])/([.$B$119]-[.$B$117]))^2;IF(AND([.B85]&lt;[.$B$118];[.B85]&gt;[.$B$119]);1-2*(([.B85]-[.$B$119])/([.$B$119]-[.$B$117]))^2;IF([.B85]&lt;=[.$B$119];1;IF([.B85]=[.$B$118];0.5)))))" office:value-type="float" office:value="0" calcext:value-type="float">
            <text:p>0</text:p>
          </table:table-cell>
          <table:table-cell/>
          <table:table-cell office:value-type="float" office:value="12.5" calcext:value-type="float">
            <text:p>12,5</text:p>
          </table:table-cell>
          <table:table-cell table:formula="of:=IF([.E85]&lt;=[.$B$123];0;IF(AND([.E85]&gt;[.$B$123];[.E85]&lt;[.$B$124]);2*(([.E85]-[.$B$123])/([.$B$125]-[.$B$123]))^2;IF(AND([.E85]&gt;[.$B$124];[.E85]&lt;[.$B$125]);1-2*(([.E85]-[.$B$125])/([.$B$125]-[.$B$123]))^2;IF([.E85]&gt;=[.$B$125];1;IF([.E85]=[.$B$124];0.5)))))" office:value-type="float" office:value="0.995867768595041" calcext:value-type="float">
            <text:p>0,99586776859504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400" calcext:value-type="float">
            <text:p>1400</text:p>
          </table:table-cell>
          <table:table-cell table:formula="of:=IF([.B86]&gt;=[.$B$117];0;IF(AND([.B86]&lt;[.$B$117];[.B86]&gt;[.$B$118]);2*(([.B86]-[.$B$117])/([.$B$119]-[.$B$117]))^2;IF(AND([.B86]&lt;[.$B$118];[.B86]&gt;[.$B$119]);1-2*(([.B86]-[.$B$119])/([.$B$119]-[.$B$117]))^2;IF([.B86]&lt;=[.$B$119];1;IF([.B86]=[.$B$118];0.5)))))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IF([.E86]&lt;=[.$B$123];0;IF(AND([.E86]&gt;[.$B$123];[.E86]&lt;[.$B$124]);2*(([.E86]-[.$B$123])/([.$B$125]-[.$B$123]))^2;IF(AND([.E86]&gt;[.$B$124];[.E86]&lt;[.$B$125]);1-2*(([.E86]-[.$B$125])/([.$B$125]-[.$B$123]))^2;IF([.E86]&gt;=[.$B$125];1;IF([.E86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450" calcext:value-type="float">
            <text:p>1450</text:p>
          </table:table-cell>
          <table:table-cell table:formula="of:=IF([.B87]&gt;=[.$B$117];0;IF(AND([.B87]&lt;[.$B$117];[.B87]&gt;[.$B$118]);2*(([.B87]-[.$B$117])/([.$B$119]-[.$B$117]))^2;IF(AND([.B87]&lt;[.$B$118];[.B87]&gt;[.$B$119]);1-2*(([.B87]-[.$B$119])/([.$B$119]-[.$B$117]))^2;IF([.B87]&lt;=[.$B$119];1;IF([.B87]=[.$B$118];0.5)))))" office:value-type="float" office:value="0" calcext:value-type="float">
            <text:p>0</text:p>
          </table:table-cell>
          <table:table-cell/>
          <table:table-cell office:value-type="float" office:value="13.5" calcext:value-type="float">
            <text:p>13,5</text:p>
          </table:table-cell>
          <table:table-cell table:formula="of:=IF([.E87]&lt;=[.$B$123];0;IF(AND([.E87]&gt;[.$B$123];[.E87]&lt;[.$B$124]);2*(([.E87]-[.$B$123])/([.$B$125]-[.$B$123]))^2;IF(AND([.E87]&gt;[.$B$124];[.E87]&lt;[.$B$125]);1-2*(([.E87]-[.$B$125])/([.$B$125]-[.$B$123]))^2;IF([.E87]&gt;=[.$B$125];1;IF([.E87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table:formula="of:=IF([.B88]&gt;=[.$B$117];0;IF(AND([.B88]&lt;[.$B$117];[.B88]&gt;[.$B$118]);2*(([.B88]-[.$B$117])/([.$B$119]-[.$B$117]))^2;IF(AND([.B88]&lt;[.$B$118];[.B88]&gt;[.$B$119]);1-2*(([.B88]-[.$B$119])/([.$B$119]-[.$B$117]))^2;IF([.B88]&lt;=[.$B$119];1;IF([.B88]=[.$B$118];0.5))))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IF([.E88]&lt;=[.$B$123];0;IF(AND([.E88]&gt;[.$B$123];[.E88]&lt;[.$B$124]);2*(([.E88]-[.$B$123])/([.$B$125]-[.$B$123]))^2;IF(AND([.E88]&gt;[.$B$124];[.E88]&lt;[.$B$125]);1-2*(([.E88]-[.$B$125])/([.$B$125]-[.$B$123]))^2;IF([.E88]&gt;=[.$B$125];1;IF([.E88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550" calcext:value-type="float">
            <text:p>1550</text:p>
          </table:table-cell>
          <table:table-cell table:formula="of:=IF([.B89]&gt;=[.$B$117];0;IF(AND([.B89]&lt;[.$B$117];[.B89]&gt;[.$B$118]);2*(([.B89]-[.$B$117])/([.$B$119]-[.$B$117]))^2;IF(AND([.B89]&lt;[.$B$118];[.B89]&gt;[.$B$119]);1-2*(([.B89]-[.$B$119])/([.$B$119]-[.$B$117]))^2;IF([.B89]&lt;=[.$B$119];1;IF([.B89]=[.$B$118];0.5)))))" office:value-type="float" office:value="0" calcext:value-type="float">
            <text:p>0</text:p>
          </table:table-cell>
          <table:table-cell/>
          <table:table-cell office:value-type="float" office:value="14.5" calcext:value-type="float">
            <text:p>14,5</text:p>
          </table:table-cell>
          <table:table-cell table:formula="of:=IF([.E89]&lt;=[.$B$123];0;IF(AND([.E89]&gt;[.$B$123];[.E89]&lt;[.$B$124]);2*(([.E89]-[.$B$123])/([.$B$125]-[.$B$123]))^2;IF(AND([.E89]&gt;[.$B$124];[.E89]&lt;[.$B$125]);1-2*(([.E89]-[.$B$125])/([.$B$125]-[.$B$123]))^2;IF([.E89]&gt;=[.$B$125];1;IF([.E89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600" calcext:value-type="float">
            <text:p>1600</text:p>
          </table:table-cell>
          <table:table-cell table:formula="of:=IF([.B90]&gt;=[.$B$117];0;IF(AND([.B90]&lt;[.$B$117];[.B90]&gt;[.$B$118]);2*(([.B90]-[.$B$117])/([.$B$119]-[.$B$117]))^2;IF(AND([.B90]&lt;[.$B$118];[.B90]&gt;[.$B$119]);1-2*(([.B90]-[.$B$119])/([.$B$119]-[.$B$117]))^2;IF([.B90]&lt;=[.$B$119];1;IF([.B90]=[.$B$118];0.5))))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([.E90]&lt;=[.$B$123];0;IF(AND([.E90]&gt;[.$B$123];[.E90]&lt;[.$B$124]);2*(([.E90]-[.$B$123])/([.$B$125]-[.$B$123]))^2;IF(AND([.E90]&gt;[.$B$124];[.E90]&lt;[.$B$125]);1-2*(([.E90]-[.$B$125])/([.$B$125]-[.$B$123]))^2;IF([.E90]&gt;=[.$B$125];1;IF([.E90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650" calcext:value-type="float">
            <text:p>1650</text:p>
          </table:table-cell>
          <table:table-cell table:formula="of:=IF([.B91]&gt;=[.$B$117];0;IF(AND([.B91]&lt;[.$B$117];[.B91]&gt;[.$B$118]);2*(([.B91]-[.$B$117])/([.$B$119]-[.$B$117]))^2;IF(AND([.B91]&lt;[.$B$118];[.B91]&gt;[.$B$119]);1-2*(([.B91]-[.$B$119])/([.$B$119]-[.$B$117]))^2;IF([.B91]&lt;=[.$B$119];1;IF([.B91]=[.$B$118];0.5)))))" office:value-type="float" office:value="0" calcext:value-type="float">
            <text:p>0</text:p>
          </table:table-cell>
          <table:table-cell/>
          <table:table-cell office:value-type="float" office:value="15.5" calcext:value-type="float">
            <text:p>15,5</text:p>
          </table:table-cell>
          <table:table-cell table:formula="of:=IF([.E91]&lt;=[.$B$123];0;IF(AND([.E91]&gt;[.$B$123];[.E91]&lt;[.$B$124]);2*(([.E91]-[.$B$123])/([.$B$125]-[.$B$123]))^2;IF(AND([.E91]&gt;[.$B$124];[.E91]&lt;[.$B$125]);1-2*(([.E91]-[.$B$125])/([.$B$125]-[.$B$123]))^2;IF([.E91]&gt;=[.$B$125];1;IF([.E91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700" calcext:value-type="float">
            <text:p>1700</text:p>
          </table:table-cell>
          <table:table-cell table:formula="of:=IF([.B92]&gt;=[.$B$117];0;IF(AND([.B92]&lt;[.$B$117];[.B92]&gt;[.$B$118]);2*(([.B92]-[.$B$117])/([.$B$119]-[.$B$117]))^2;IF(AND([.B92]&lt;[.$B$118];[.B92]&gt;[.$B$119]);1-2*(([.B92]-[.$B$119])/([.$B$119]-[.$B$117]))^2;IF([.B92]&lt;=[.$B$119];1;IF([.B92]=[.$B$118];0.5))))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IF([.E92]&lt;=[.$B$123];0;IF(AND([.E92]&gt;[.$B$123];[.E92]&lt;[.$B$124]);2*(([.E92]-[.$B$123])/([.$B$125]-[.$B$123]))^2;IF(AND([.E92]&gt;[.$B$124];[.E92]&lt;[.$B$125]);1-2*(([.E92]-[.$B$125])/([.$B$125]-[.$B$123]))^2;IF([.E92]&gt;=[.$B$125];1;IF([.E92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750" calcext:value-type="float">
            <text:p>1750</text:p>
          </table:table-cell>
          <table:table-cell table:formula="of:=IF([.B93]&gt;=[.$B$117];0;IF(AND([.B93]&lt;[.$B$117];[.B93]&gt;[.$B$118]);2*(([.B93]-[.$B$117])/([.$B$119]-[.$B$117]))^2;IF(AND([.B93]&lt;[.$B$118];[.B93]&gt;[.$B$119]);1-2*(([.B93]-[.$B$119])/([.$B$119]-[.$B$117]))^2;IF([.B93]&lt;=[.$B$119];1;IF([.B93]=[.$B$118];0.5)))))" office:value-type="float" office:value="0" calcext:value-type="float">
            <text:p>0</text:p>
          </table:table-cell>
          <table:table-cell/>
          <table:table-cell office:value-type="float" office:value="16.5" calcext:value-type="float">
            <text:p>16,5</text:p>
          </table:table-cell>
          <table:table-cell table:formula="of:=IF([.E93]&lt;=[.$B$123];0;IF(AND([.E93]&gt;[.$B$123];[.E93]&lt;[.$B$124]);2*(([.E93]-[.$B$123])/([.$B$125]-[.$B$123]))^2;IF(AND([.E93]&gt;[.$B$124];[.E93]&lt;[.$B$125]);1-2*(([.E93]-[.$B$125])/([.$B$125]-[.$B$123]))^2;IF([.E93]&gt;=[.$B$125];1;IF([.E93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800" calcext:value-type="float">
            <text:p>1800</text:p>
          </table:table-cell>
          <table:table-cell table:formula="of:=IF([.B94]&gt;=[.$B$117];0;IF(AND([.B94]&lt;[.$B$117];[.B94]&gt;[.$B$118]);2*(([.B94]-[.$B$117])/([.$B$119]-[.$B$117]))^2;IF(AND([.B94]&lt;[.$B$118];[.B94]&gt;[.$B$119]);1-2*(([.B94]-[.$B$119])/([.$B$119]-[.$B$117]))^2;IF([.B94]&lt;=[.$B$119];1;IF([.B94]=[.$B$118];0.5))))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([.E94]&lt;=[.$B$123];0;IF(AND([.E94]&gt;[.$B$123];[.E94]&lt;[.$B$124]);2*(([.E94]-[.$B$123])/([.$B$125]-[.$B$123]))^2;IF(AND([.E94]&gt;[.$B$124];[.E94]&lt;[.$B$125]);1-2*(([.E94]-[.$B$125])/([.$B$125]-[.$B$123]))^2;IF([.E94]&gt;=[.$B$125];1;IF([.E94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850" calcext:value-type="float">
            <text:p>1850</text:p>
          </table:table-cell>
          <table:table-cell table:formula="of:=IF([.B95]&gt;=[.$B$117];0;IF(AND([.B95]&lt;[.$B$117];[.B95]&gt;[.$B$118]);2*(([.B95]-[.$B$117])/([.$B$119]-[.$B$117]))^2;IF(AND([.B95]&lt;[.$B$118];[.B95]&gt;[.$B$119]);1-2*(([.B95]-[.$B$119])/([.$B$119]-[.$B$117]))^2;IF([.B95]&lt;=[.$B$119];1;IF([.B95]=[.$B$118];0.5)))))" office:value-type="float" office:value="0" calcext:value-type="float">
            <text:p>0</text:p>
          </table:table-cell>
          <table:table-cell/>
          <table:table-cell office:value-type="float" office:value="17.5" calcext:value-type="float">
            <text:p>17,5</text:p>
          </table:table-cell>
          <table:table-cell table:formula="of:=IF([.E95]&lt;=[.$B$123];0;IF(AND([.E95]&gt;[.$B$123];[.E95]&lt;[.$B$124]);2*(([.E95]-[.$B$123])/([.$B$125]-[.$B$123]))^2;IF(AND([.E95]&gt;[.$B$124];[.E95]&lt;[.$B$125]);1-2*(([.E95]-[.$B$125])/([.$B$125]-[.$B$123]))^2;IF([.E95]&gt;=[.$B$125];1;IF([.E95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900" calcext:value-type="float">
            <text:p>1900</text:p>
          </table:table-cell>
          <table:table-cell table:formula="of:=IF([.B96]&gt;=[.$B$117];0;IF(AND([.B96]&lt;[.$B$117];[.B96]&gt;[.$B$118]);2*(([.B96]-[.$B$117])/([.$B$119]-[.$B$117]))^2;IF(AND([.B96]&lt;[.$B$118];[.B96]&gt;[.$B$119]);1-2*(([.B96]-[.$B$119])/([.$B$119]-[.$B$117]))^2;IF([.B96]&lt;=[.$B$119];1;IF([.B96]=[.$B$118];0.5))))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IF([.E96]&lt;=[.$B$123];0;IF(AND([.E96]&gt;[.$B$123];[.E96]&lt;[.$B$124]);2*(([.E96]-[.$B$123])/([.$B$125]-[.$B$123]))^2;IF(AND([.E96]&gt;[.$B$124];[.E96]&lt;[.$B$125]);1-2*(([.E96]-[.$B$125])/([.$B$125]-[.$B$123]))^2;IF([.E96]&gt;=[.$B$125];1;IF([.E96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1950" calcext:value-type="float">
            <text:p>1950</text:p>
          </table:table-cell>
          <table:table-cell table:formula="of:=IF([.B97]&gt;=[.$B$117];0;IF(AND([.B97]&lt;[.$B$117];[.B97]&gt;[.$B$118]);2*(([.B97]-[.$B$117])/([.$B$119]-[.$B$117]))^2;IF(AND([.B97]&lt;[.$B$118];[.B97]&gt;[.$B$119]);1-2*(([.B97]-[.$B$119])/([.$B$119]-[.$B$117]))^2;IF([.B97]&lt;=[.$B$119];1;IF([.B97]=[.$B$118];0.5)))))" office:value-type="float" office:value="0" calcext:value-type="float">
            <text:p>0</text:p>
          </table:table-cell>
          <table:table-cell/>
          <table:table-cell office:value-type="float" office:value="18.5" calcext:value-type="float">
            <text:p>18,5</text:p>
          </table:table-cell>
          <table:table-cell table:formula="of:=IF([.E97]&lt;=[.$B$123];0;IF(AND([.E97]&gt;[.$B$123];[.E97]&lt;[.$B$124]);2*(([.E97]-[.$B$123])/([.$B$125]-[.$B$123]))^2;IF(AND([.E97]&gt;[.$B$124];[.E97]&lt;[.$B$125]);1-2*(([.E97]-[.$B$125])/([.$B$125]-[.$B$123]))^2;IF([.E97]&gt;=[.$B$125];1;IF([.E97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table:formula="of:=IF([.B98]&gt;=[.$B$117];0;IF(AND([.B98]&lt;[.$B$117];[.B98]&gt;[.$B$118]);2*(([.B98]-[.$B$117])/([.$B$119]-[.$B$117]))^2;IF(AND([.B98]&lt;[.$B$118];[.B98]&gt;[.$B$119]);1-2*(([.B98]-[.$B$119])/([.$B$119]-[.$B$117]))^2;IF([.B98]&lt;=[.$B$119];1;IF([.B98]=[.$B$118];0.5))))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IF([.E98]&lt;=[.$B$123];0;IF(AND([.E98]&gt;[.$B$123];[.E98]&lt;[.$B$124]);2*(([.E98]-[.$B$123])/([.$B$125]-[.$B$123]))^2;IF(AND([.E98]&gt;[.$B$124];[.E98]&lt;[.$B$125]);1-2*(([.E98]-[.$B$125])/([.$B$125]-[.$B$123]))^2;IF([.E98]&gt;=[.$B$125];1;IF([.E98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2050" calcext:value-type="float">
            <text:p>2050</text:p>
          </table:table-cell>
          <table:table-cell table:formula="of:=IF([.B99]&gt;=[.$B$117];0;IF(AND([.B99]&lt;[.$B$117];[.B99]&gt;[.$B$118]);2*(([.B99]-[.$B$117])/([.$B$119]-[.$B$117]))^2;IF(AND([.B99]&lt;[.$B$118];[.B99]&gt;[.$B$119]);1-2*(([.B99]-[.$B$119])/([.$B$119]-[.$B$117]))^2;IF([.B99]&lt;=[.$B$119];1;IF([.B99]=[.$B$118];0.5)))))" office:value-type="float" office:value="0" calcext:value-type="float">
            <text:p>0</text:p>
          </table:table-cell>
          <table:table-cell/>
          <table:table-cell office:value-type="float" office:value="19.5" calcext:value-type="float">
            <text:p>19,5</text:p>
          </table:table-cell>
          <table:table-cell table:formula="of:=IF([.E99]&lt;=[.$B$123];0;IF(AND([.E99]&gt;[.$B$123];[.E99]&lt;[.$B$124]);2*(([.E99]-[.$B$123])/([.$B$125]-[.$B$123]))^2;IF(AND([.E99]&gt;[.$B$124];[.E99]&lt;[.$B$125]);1-2*(([.E99]-[.$B$125])/([.$B$125]-[.$B$123]))^2;IF([.E99]&gt;=[.$B$125];1;IF([.E99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2100" calcext:value-type="float">
            <text:p>2100</text:p>
          </table:table-cell>
          <table:table-cell table:formula="of:=IF([.B100]&gt;=[.$B$117];0;IF(AND([.B100]&lt;[.$B$117];[.B100]&gt;[.$B$118]);2*(([.B100]-[.$B$117])/([.$B$119]-[.$B$117]))^2;IF(AND([.B100]&lt;[.$B$118];[.B100]&gt;[.$B$119]);1-2*(([.B100]-[.$B$119])/([.$B$119]-[.$B$117]))^2;IF([.B100]&lt;=[.$B$119];1;IF([.B100]=[.$B$118];0.5))))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E100]&lt;=[.$B$123];0;IF(AND([.E100]&gt;[.$B$123];[.E100]&lt;[.$B$124]);2*(([.E100]-[.$B$123])/([.$B$125]-[.$B$123]))^2;IF(AND([.E100]&gt;[.$B$124];[.E100]&lt;[.$B$125]);1-2*(([.E100]-[.$B$125])/([.$B$125]-[.$B$123]))^2;IF([.E100]&gt;=[.$B$125];1;IF([.E100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2150" calcext:value-type="float">
            <text:p>2150</text:p>
          </table:table-cell>
          <table:table-cell table:formula="of:=IF([.B101]&gt;=[.$B$117];0;IF(AND([.B101]&lt;[.$B$117];[.B101]&gt;[.$B$118]);2*(([.B101]-[.$B$117])/([.$B$119]-[.$B$117]))^2;IF(AND([.B101]&lt;[.$B$118];[.B101]&gt;[.$B$119]);1-2*(([.B101]-[.$B$119])/([.$B$119]-[.$B$117]))^2;IF([.B101]&lt;=[.$B$119];1;IF([.B101]=[.$B$118];0.5)))))" office:value-type="float" office:value="0" calcext:value-type="float">
            <text:p>0</text:p>
          </table:table-cell>
          <table:table-cell/>
          <table:table-cell office:value-type="float" office:value="20.5" calcext:value-type="float">
            <text:p>20,5</text:p>
          </table:table-cell>
          <table:table-cell table:formula="of:=IF([.E101]&lt;=[.$B$123];0;IF(AND([.E101]&gt;[.$B$123];[.E101]&lt;[.$B$124]);2*(([.E101]-[.$B$123])/([.$B$125]-[.$B$123]))^2;IF(AND([.E101]&gt;[.$B$124];[.E101]&lt;[.$B$125]);1-2*(([.E101]-[.$B$125])/([.$B$125]-[.$B$123]))^2;IF([.E101]&gt;=[.$B$125];1;IF([.E101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2200" calcext:value-type="float">
            <text:p>2200</text:p>
          </table:table-cell>
          <table:table-cell table:formula="of:=IF([.B102]&gt;=[.$B$117];0;IF(AND([.B102]&lt;[.$B$117];[.B102]&gt;[.$B$118]);2*(([.B102]-[.$B$117])/([.$B$119]-[.$B$117]))^2;IF(AND([.B102]&lt;[.$B$118];[.B102]&gt;[.$B$119]);1-2*(([.B102]-[.$B$119])/([.$B$119]-[.$B$117]))^2;IF([.B102]&lt;=[.$B$119];1;IF([.B102]=[.$B$118];0.5)))))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IF([.E102]&lt;=[.$B$123];0;IF(AND([.E102]&gt;[.$B$123];[.E102]&lt;[.$B$124]);2*(([.E102]-[.$B$123])/([.$B$125]-[.$B$123]))^2;IF(AND([.E102]&gt;[.$B$124];[.E102]&lt;[.$B$125]);1-2*(([.E102]-[.$B$125])/([.$B$125]-[.$B$123]))^2;IF([.E102]&gt;=[.$B$125];1;IF([.E102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2250" calcext:value-type="float">
            <text:p>2250</text:p>
          </table:table-cell>
          <table:table-cell table:formula="of:=IF([.B103]&gt;=[.$B$117];0;IF(AND([.B103]&lt;[.$B$117];[.B103]&gt;[.$B$118]);2*(([.B103]-[.$B$117])/([.$B$119]-[.$B$117]))^2;IF(AND([.B103]&lt;[.$B$118];[.B103]&gt;[.$B$119]);1-2*(([.B103]-[.$B$119])/([.$B$119]-[.$B$117]))^2;IF([.B103]&lt;=[.$B$119];1;IF([.B103]=[.$B$118];0.5)))))" office:value-type="float" office:value="0" calcext:value-type="float">
            <text:p>0</text:p>
          </table:table-cell>
          <table:table-cell/>
          <table:table-cell office:value-type="float" office:value="21.5" calcext:value-type="float">
            <text:p>21,5</text:p>
          </table:table-cell>
          <table:table-cell table:formula="of:=IF([.E103]&lt;=[.$B$123];0;IF(AND([.E103]&gt;[.$B$123];[.E103]&lt;[.$B$124]);2*(([.E103]-[.$B$123])/([.$B$125]-[.$B$123]))^2;IF(AND([.E103]&gt;[.$B$124];[.E103]&lt;[.$B$125]);1-2*(([.E103]-[.$B$125])/([.$B$125]-[.$B$123]))^2;IF([.E103]&gt;=[.$B$125];1;IF([.E103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2300" calcext:value-type="float">
            <text:p>2300</text:p>
          </table:table-cell>
          <table:table-cell table:formula="of:=IF([.B104]&gt;=[.$B$117];0;IF(AND([.B104]&lt;[.$B$117];[.B104]&gt;[.$B$118]);2*(([.B104]-[.$B$117])/([.$B$119]-[.$B$117]))^2;IF(AND([.B104]&lt;[.$B$118];[.B104]&gt;[.$B$119]);1-2*(([.B104]-[.$B$119])/([.$B$119]-[.$B$117]))^2;IF([.B104]&lt;=[.$B$119];1;IF([.B104]=[.$B$118];0.5)))))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IF([.E104]&lt;=[.$B$123];0;IF(AND([.E104]&gt;[.$B$123];[.E104]&lt;[.$B$124]);2*(([.E104]-[.$B$123])/([.$B$125]-[.$B$123]))^2;IF(AND([.E104]&gt;[.$B$124];[.E104]&lt;[.$B$125]);1-2*(([.E104]-[.$B$125])/([.$B$125]-[.$B$123]))^2;IF([.E104]&gt;=[.$B$125];1;IF([.E104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2350" calcext:value-type="float">
            <text:p>2350</text:p>
          </table:table-cell>
          <table:table-cell table:formula="of:=IF([.B105]&gt;=[.$B$117];0;IF(AND([.B105]&lt;[.$B$117];[.B105]&gt;[.$B$118]);2*(([.B105]-[.$B$117])/([.$B$119]-[.$B$117]))^2;IF(AND([.B105]&lt;[.$B$118];[.B105]&gt;[.$B$119]);1-2*(([.B105]-[.$B$119])/([.$B$119]-[.$B$117]))^2;IF([.B105]&lt;=[.$B$119];1;IF([.B105]=[.$B$118];0.5)))))" office:value-type="float" office:value="0" calcext:value-type="float">
            <text:p>0</text:p>
          </table:table-cell>
          <table:table-cell/>
          <table:table-cell office:value-type="float" office:value="22.5" calcext:value-type="float">
            <text:p>22,5</text:p>
          </table:table-cell>
          <table:table-cell table:formula="of:=IF([.E105]&lt;=[.$B$123];0;IF(AND([.E105]&gt;[.$B$123];[.E105]&lt;[.$B$124]);2*(([.E105]-[.$B$123])/([.$B$125]-[.$B$123]))^2;IF(AND([.E105]&gt;[.$B$124];[.E105]&lt;[.$B$125]);1-2*(([.E105]-[.$B$125])/([.$B$125]-[.$B$123]))^2;IF([.E105]&gt;=[.$B$125];1;IF([.E105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2400" calcext:value-type="float">
            <text:p>2400</text:p>
          </table:table-cell>
          <table:table-cell table:formula="of:=IF([.B106]&gt;=[.$B$117];0;IF(AND([.B106]&lt;[.$B$117];[.B106]&gt;[.$B$118]);2*(([.B106]-[.$B$117])/([.$B$119]-[.$B$117]))^2;IF(AND([.B106]&lt;[.$B$118];[.B106]&gt;[.$B$119]);1-2*(([.B106]-[.$B$119])/([.$B$119]-[.$B$117]))^2;IF([.B106]&lt;=[.$B$119];1;IF([.B106]=[.$B$118];0.5)))))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IF([.E106]&lt;=[.$B$123];0;IF(AND([.E106]&gt;[.$B$123];[.E106]&lt;[.$B$124]);2*(([.E106]-[.$B$123])/([.$B$125]-[.$B$123]))^2;IF(AND([.E106]&gt;[.$B$124];[.E106]&lt;[.$B$125]);1-2*(([.E106]-[.$B$125])/([.$B$125]-[.$B$123]))^2;IF([.E106]&gt;=[.$B$125];1;IF([.E106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2450" calcext:value-type="float">
            <text:p>2450</text:p>
          </table:table-cell>
          <table:table-cell table:formula="of:=IF([.B107]&gt;=[.$B$117];0;IF(AND([.B107]&lt;[.$B$117];[.B107]&gt;[.$B$118]);2*(([.B107]-[.$B$117])/([.$B$119]-[.$B$117]))^2;IF(AND([.B107]&lt;[.$B$118];[.B107]&gt;[.$B$119]);1-2*(([.B107]-[.$B$119])/([.$B$119]-[.$B$117]))^2;IF([.B107]&lt;=[.$B$119];1;IF([.B107]=[.$B$118];0.5)))))" office:value-type="float" office:value="0" calcext:value-type="float">
            <text:p>0</text:p>
          </table:table-cell>
          <table:table-cell/>
          <table:table-cell office:value-type="float" office:value="23.5" calcext:value-type="float">
            <text:p>23,5</text:p>
          </table:table-cell>
          <table:table-cell table:formula="of:=IF([.E107]&lt;=[.$B$123];0;IF(AND([.E107]&gt;[.$B$123];[.E107]&lt;[.$B$124]);2*(([.E107]-[.$B$123])/([.$B$125]-[.$B$123]))^2;IF(AND([.E107]&gt;[.$B$124];[.E107]&lt;[.$B$125]);1-2*(([.E107]-[.$B$125])/([.$B$125]-[.$B$123]))^2;IF([.E107]&gt;=[.$B$125];1;IF([.E107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2500" calcext:value-type="float">
            <text:p>2500</text:p>
          </table:table-cell>
          <table:table-cell table:formula="of:=IF([.B108]&gt;=[.$B$117];0;IF(AND([.B108]&lt;[.$B$117];[.B108]&gt;[.$B$118]);2*(([.B108]-[.$B$117])/([.$B$119]-[.$B$117]))^2;IF(AND([.B108]&lt;[.$B$118];[.B108]&gt;[.$B$119]);1-2*(([.B108]-[.$B$119])/([.$B$119]-[.$B$117]))^2;IF([.B108]&lt;=[.$B$119];1;IF([.B108]=[.$B$118];0.5)))))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IF([.E108]&lt;=[.$B$123];0;IF(AND([.E108]&gt;[.$B$123];[.E108]&lt;[.$B$124]);2*(([.E108]-[.$B$123])/([.$B$125]-[.$B$123]))^2;IF(AND([.E108]&gt;[.$B$124];[.E108]&lt;[.$B$125]);1-2*(([.E108]-[.$B$125])/([.$B$125]-[.$B$123]))^2;IF([.E108]&gt;=[.$B$125];1;IF([.E108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2550" calcext:value-type="float">
            <text:p>2550</text:p>
          </table:table-cell>
          <table:table-cell table:formula="of:=IF([.B109]&gt;=[.$B$117];0;IF(AND([.B109]&lt;[.$B$117];[.B109]&gt;[.$B$118]);2*(([.B109]-[.$B$117])/([.$B$119]-[.$B$117]))^2;IF(AND([.B109]&lt;[.$B$118];[.B109]&gt;[.$B$119]);1-2*(([.B109]-[.$B$119])/([.$B$119]-[.$B$117]))^2;IF([.B109]&lt;=[.$B$119];1;IF([.B109]=[.$B$118];0.5)))))" office:value-type="float" office:value="0" calcext:value-type="float">
            <text:p>0</text:p>
          </table:table-cell>
          <table:table-cell/>
          <table:table-cell office:value-type="float" office:value="24.5" calcext:value-type="float">
            <text:p>24,5</text:p>
          </table:table-cell>
          <table:table-cell table:formula="of:=IF([.E109]&lt;=[.$B$123];0;IF(AND([.E109]&gt;[.$B$123];[.E109]&lt;[.$B$124]);2*(([.E109]-[.$B$123])/([.$B$125]-[.$B$123]))^2;IF(AND([.E109]&gt;[.$B$124];[.E109]&lt;[.$B$125]);1-2*(([.E109]-[.$B$125])/([.$B$125]-[.$B$123]))^2;IF([.E109]&gt;=[.$B$125];1;IF([.E109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2600" calcext:value-type="float">
            <text:p>2600</text:p>
          </table:table-cell>
          <table:table-cell table:formula="of:=IF([.B110]&gt;=[.$B$117];0;IF(AND([.B110]&lt;[.$B$117];[.B110]&gt;[.$B$118]);2*(([.B110]-[.$B$117])/([.$B$119]-[.$B$117]))^2;IF(AND([.B110]&lt;[.$B$118];[.B110]&gt;[.$B$119]);1-2*(([.B110]-[.$B$119])/([.$B$119]-[.$B$117]))^2;IF([.B110]&lt;=[.$B$119];1;IF([.B110]=[.$B$118];0.5)))))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IF([.E110]&lt;=[.$B$123];0;IF(AND([.E110]&gt;[.$B$123];[.E110]&lt;[.$B$124]);2*(([.E110]-[.$B$123])/([.$B$125]-[.$B$123]))^2;IF(AND([.E110]&gt;[.$B$124];[.E110]&lt;[.$B$125]);1-2*(([.E110]-[.$B$125])/([.$B$125]-[.$B$123]))^2;IF([.E110]&gt;=[.$B$125];1;IF([.E110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2650" calcext:value-type="float">
            <text:p>2650</text:p>
          </table:table-cell>
          <table:table-cell table:formula="of:=IF([.B111]&gt;=[.$B$117];0;IF(AND([.B111]&lt;[.$B$117];[.B111]&gt;[.$B$118]);2*(([.B111]-[.$B$117])/([.$B$119]-[.$B$117]))^2;IF(AND([.B111]&lt;[.$B$118];[.B111]&gt;[.$B$119]);1-2*(([.B111]-[.$B$119])/([.$B$119]-[.$B$117]))^2;IF([.B111]&lt;=[.$B$119];1;IF([.B111]=[.$B$118];0.5)))))" office:value-type="float" office:value="0" calcext:value-type="float">
            <text:p>0</text:p>
          </table:table-cell>
          <table:table-cell/>
          <table:table-cell office:value-type="float" office:value="25.5" calcext:value-type="float">
            <text:p>25,5</text:p>
          </table:table-cell>
          <table:table-cell table:formula="of:=IF([.E111]&lt;=[.$B$123];0;IF(AND([.E111]&gt;[.$B$123];[.E111]&lt;[.$B$124]);2*(([.E111]-[.$B$123])/([.$B$125]-[.$B$123]))^2;IF(AND([.E111]&gt;[.$B$124];[.E111]&lt;[.$B$125]);1-2*(([.E111]-[.$B$125])/([.$B$125]-[.$B$123]))^2;IF([.E111]&gt;=[.$B$125];1;IF([.E111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2700" calcext:value-type="float">
            <text:p>2700</text:p>
          </table:table-cell>
          <table:table-cell table:formula="of:=IF([.B112]&gt;=[.$B$117];0;IF(AND([.B112]&lt;[.$B$117];[.B112]&gt;[.$B$118]);2*(([.B112]-[.$B$117])/([.$B$119]-[.$B$117]))^2;IF(AND([.B112]&lt;[.$B$118];[.B112]&gt;[.$B$119]);1-2*(([.B112]-[.$B$119])/([.$B$119]-[.$B$117]))^2;IF([.B112]&lt;=[.$B$119];1;IF([.B112]=[.$B$118];0.5)))))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IF([.E112]&lt;=[.$B$123];0;IF(AND([.E112]&gt;[.$B$123];[.E112]&lt;[.$B$124]);2*(([.E112]-[.$B$123])/([.$B$125]-[.$B$123]))^2;IF(AND([.E112]&gt;[.$B$124];[.E112]&lt;[.$B$125]);1-2*(([.E112]-[.$B$125])/([.$B$125]-[.$B$123]))^2;IF([.E112]&gt;=[.$B$125];1;IF([.E112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2750" calcext:value-type="float">
            <text:p>2750</text:p>
          </table:table-cell>
          <table:table-cell table:formula="of:=IF([.B113]&gt;=[.$B$117];0;IF(AND([.B113]&lt;[.$B$117];[.B113]&gt;[.$B$118]);2*(([.B113]-[.$B$117])/([.$B$119]-[.$B$117]))^2;IF(AND([.B113]&lt;[.$B$118];[.B113]&gt;[.$B$119]);1-2*(([.B113]-[.$B$119])/([.$B$119]-[.$B$117]))^2;IF([.B113]&lt;=[.$B$119];1;IF([.B113]=[.$B$118];0.5)))))" office:value-type="float" office:value="0" calcext:value-type="float">
            <text:p>0</text:p>
          </table:table-cell>
          <table:table-cell/>
          <table:table-cell office:value-type="float" office:value="26.5" calcext:value-type="float">
            <text:p>26,5</text:p>
          </table:table-cell>
          <table:table-cell table:formula="of:=IF([.E113]&lt;=[.$B$123];0;IF(AND([.E113]&gt;[.$B$123];[.E113]&lt;[.$B$124]);2*(([.E113]-[.$B$123])/([.$B$125]-[.$B$123]))^2;IF(AND([.E113]&gt;[.$B$124];[.E113]&lt;[.$B$125]);1-2*(([.E113]-[.$B$125])/([.$B$125]-[.$B$123]))^2;IF([.E113]&gt;=[.$B$125];1;IF([.E113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/>
          <table:table-cell office:value-type="float" office:value="2800" calcext:value-type="float">
            <text:p>2800</text:p>
          </table:table-cell>
          <table:table-cell table:formula="of:=IF([.B114]&gt;=[.$B$117];0;IF(AND([.B114]&lt;[.$B$117];[.B114]&gt;[.$B$118]);2*(([.B114]-[.$B$117])/([.$B$119]-[.$B$117]))^2;IF(AND([.B114]&lt;[.$B$118];[.B114]&gt;[.$B$119]);1-2*(([.B114]-[.$B$119])/([.$B$119]-[.$B$117]))^2;IF([.B114]&lt;=[.$B$119];1;IF([.B114]=[.$B$118];0.5)))))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IF([.E114]&lt;=[.$B$123];0;IF(AND([.E114]&gt;[.$B$123];[.E114]&lt;[.$B$124]);2*(([.E114]-[.$B$123])/([.$B$125]-[.$B$123]))^2;IF(AND([.E114]&gt;[.$B$124];[.E114]&lt;[.$B$125]);1-2*(([.E114]-[.$B$125])/([.$B$125]-[.$B$123]))^2;IF([.E114]&gt;=[.$B$125];1;IF([.E114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table:number-columns-repeated="4"/>
          <table:table-cell office:value-type="float" office:value="27.5" calcext:value-type="float">
            <text:p>27,5</text:p>
          </table:table-cell>
          <table:table-cell table:formula="of:=IF([.E115]&lt;=[.$B$123];0;IF(AND([.E115]&gt;[.$B$123];[.E115]&lt;[.$B$124]);2*(([.E115]-[.$B$123])/([.$B$125]-[.$B$123]))^2;IF(AND([.E115]&gt;[.$B$124];[.E115]&lt;[.$B$125]);1-2*(([.E115]-[.$B$125])/([.$B$125]-[.$B$123]))^2;IF([.E115]&gt;=[.$B$125];1;IF([.E115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table:number-columns-repeated="4"/>
          <table:table-cell office:value-type="float" office:value="28" calcext:value-type="float">
            <text:p>28</text:p>
          </table:table-cell>
          <table:table-cell table:formula="of:=IF([.E116]&lt;=[.$B$123];0;IF(AND([.E116]&gt;[.$B$123];[.E116]&lt;[.$B$124]);2*(([.E116]-[.$B$123])/([.$B$125]-[.$B$123]))^2;IF(AND([.E116]&gt;[.$B$124];[.E116]&lt;[.$B$125]);1-2*(([.E116]-[.$B$125])/([.$B$125]-[.$B$123]))^2;IF([.E116]&gt;=[.$B$125];1;IF([.E116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office:value-type="string" calcext:value-type="string">
            <text:p>Ma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float" office:value="28.5" calcext:value-type="float">
            <text:p>28,5</text:p>
          </table:table-cell>
          <table:table-cell table:formula="of:=IF([.E117]&lt;=[.$B$123];0;IF(AND([.E117]&gt;[.$B$123];[.E117]&lt;[.$B$124]);2*(([.E117]-[.$B$123])/([.$B$125]-[.$B$123]))^2;IF(AND([.E117]&gt;[.$B$124];[.E117]&lt;[.$B$125]);1-2*(([.E117]-[.$B$125])/([.$B$125]-[.$B$123]))^2;IF([.E117]&gt;=[.$B$125];1;IF([.E117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office:value-type="string" calcext:value-type="string">
            <text:p>Mb</text:p>
          </table:table-cell>
          <table:table-cell table:formula="of:=([.B117]+[.B119])/2" office:value-type="float" office:value="700" calcext:value-type="float">
            <text:p>70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E118]&lt;=[.$B$123];0;IF(AND([.E118]&gt;[.$B$123];[.E118]&lt;[.$B$124]);2*(([.E118]-[.$B$123])/([.$B$125]-[.$B$123]))^2;IF(AND([.E118]&gt;[.$B$124];[.E118]&lt;[.$B$125]);1-2*(([.E118]-[.$B$125])/([.$B$125]-[.$B$123]))^2;IF([.E118]&gt;=[.$B$125];1;IF([.E118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office:value-type="string" calcext:value-type="string">
            <text:p>Mc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9.5" calcext:value-type="float">
            <text:p>29,5</text:p>
          </table:table-cell>
          <table:table-cell table:formula="of:=IF([.E119]&lt;=[.$B$123];0;IF(AND([.E119]&gt;[.$B$123];[.E119]&lt;[.$B$124]);2*(([.E119]-[.$B$123])/([.$B$125]-[.$B$123]))^2;IF(AND([.E119]&gt;[.$B$124];[.E119]&lt;[.$B$125]);1-2*(([.E119]-[.$B$125])/([.$B$125]-[.$B$123]))^2;IF([.E119]&gt;=[.$B$125];1;IF([.E119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E120]&lt;=[.$B$123];0;IF(AND([.E120]&gt;[.$B$123];[.E120]&lt;[.$B$124]);2*(([.E120]-[.$B$123])/([.$B$125]-[.$B$123]))^2;IF(AND([.E120]&gt;[.$B$124];[.E120]&lt;[.$B$125]);1-2*(([.E120]-[.$B$125])/([.$B$125]-[.$B$123]))^2;IF([.E120]&gt;=[.$B$125];1;IF([.E120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table:number-columns-repeated="4"/>
          <table:table-cell office:value-type="float" office:value="30.5" calcext:value-type="float">
            <text:p>30,5</text:p>
          </table:table-cell>
          <table:table-cell table:formula="of:=IF([.E121]&lt;=[.$B$123];0;IF(AND([.E121]&gt;[.$B$123];[.E121]&lt;[.$B$124]);2*(([.E121]-[.$B$123])/([.$B$125]-[.$B$123]))^2;IF(AND([.E121]&gt;[.$B$124];[.E121]&lt;[.$B$125]);1-2*(([.E121]-[.$B$125])/([.$B$125]-[.$B$123]))^2;IF([.E121]&gt;=[.$B$125];1;IF([.E121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E122]&lt;=[.$B$123];0;IF(AND([.E122]&gt;[.$B$123];[.E122]&lt;[.$B$124]);2*(([.E122]-[.$B$123])/([.$B$125]-[.$B$123]))^2;IF(AND([.E122]&gt;[.$B$124];[.E122]&lt;[.$B$125]);1-2*(([.E122]-[.$B$125])/([.$B$125]-[.$B$123]))^2;IF([.E122]&gt;=[.$B$125];1;IF([.E122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office:value-type="string" calcext:value-type="string">
            <text:p>V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.5" calcext:value-type="float">
            <text:p>31,5</text:p>
          </table:table-cell>
          <table:table-cell table:formula="of:=IF([.E123]&lt;=[.$B$123];0;IF(AND([.E123]&gt;[.$B$123];[.E123]&lt;[.$B$124]);2*(([.E123]-[.$B$123])/([.$B$125]-[.$B$123]))^2;IF(AND([.E123]&gt;[.$B$124];[.E123]&lt;[.$B$125]);1-2*(([.E123]-[.$B$125])/([.$B$125]-[.$B$123]))^2;IF([.E123]&gt;=[.$B$125];1;IF([.E123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office:value-type="string" calcext:value-type="string">
            <text:p>Vb</text:p>
          </table:table-cell>
          <table:table-cell table:formula="of:=([.B123]+[.B125])/2" office:value-type="float" office:value="7.5" calcext:value-type="float">
            <text:p>7,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IF([.E124]&lt;=[.$B$123];0;IF(AND([.E124]&gt;[.$B$123];[.E124]&lt;[.$B$124]);2*(([.E124]-[.$B$123])/([.$B$125]-[.$B$123]))^2;IF(AND([.E124]&gt;[.$B$124];[.E124]&lt;[.$B$125]);1-2*(([.E124]-[.$B$125])/([.$B$125]-[.$B$123]))^2;IF([.E124]&gt;=[.$B$125];1;IF([.E124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office:value-type="string" calcext:value-type="string">
            <text:p>Vc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2.5" calcext:value-type="float">
            <text:p>32,5</text:p>
          </table:table-cell>
          <table:table-cell table:formula="of:=IF([.E125]&lt;=[.$B$123];0;IF(AND([.E125]&gt;[.$B$123];[.E125]&lt;[.$B$124]);2*(([.E125]-[.$B$123])/([.$B$125]-[.$B$123]))^2;IF(AND([.E125]&gt;[.$B$124];[.E125]&lt;[.$B$125]);1-2*(([.E125]-[.$B$125])/([.$B$125]-[.$B$123]))^2;IF([.E125]&gt;=[.$B$125];1;IF([.E125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table:number-columns-repeated="4"/>
          <table:table-cell office:value-type="float" office:value="33" calcext:value-type="float">
            <text:p>33</text:p>
          </table:table-cell>
          <table:table-cell table:formula="of:=IF([.E126]&lt;=[.$B$123];0;IF(AND([.E126]&gt;[.$B$123];[.E126]&lt;[.$B$124]);2*(([.E126]-[.$B$123])/([.$B$125]-[.$B$123]))^2;IF(AND([.E126]&gt;[.$B$124];[.E126]&lt;[.$B$125]);1-2*(([.E126]-[.$B$125])/([.$B$125]-[.$B$123]))^2;IF([.E126]&gt;=[.$B$125];1;IF([.E126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table:number-columns-repeated="4"/>
          <table:table-cell office:value-type="float" office:value="33.5" calcext:value-type="float">
            <text:p>33,5</text:p>
          </table:table-cell>
          <table:table-cell table:formula="of:=IF([.E127]&lt;=[.$B$123];0;IF(AND([.E127]&gt;[.$B$123];[.E127]&lt;[.$B$124]);2*(([.E127]-[.$B$123])/([.$B$125]-[.$B$123]))^2;IF(AND([.E127]&gt;[.$B$124];[.E127]&lt;[.$B$125]);1-2*(([.E127]-[.$B$125])/([.$B$125]-[.$B$123]))^2;IF([.E127]&gt;=[.$B$125];1;IF([.E127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table:number-columns-repeated="4"/>
          <table:table-cell office:value-type="float" office:value="34" calcext:value-type="float">
            <text:p>34</text:p>
          </table:table-cell>
          <table:table-cell table:formula="of:=IF([.E128]&lt;=[.$B$123];0;IF(AND([.E128]&gt;[.$B$123];[.E128]&lt;[.$B$124]);2*(([.E128]-[.$B$123])/([.$B$125]-[.$B$123]))^2;IF(AND([.E128]&gt;[.$B$124];[.E128]&lt;[.$B$125]);1-2*(([.E128]-[.$B$125])/([.$B$125]-[.$B$123]))^2;IF([.E128]&gt;=[.$B$125];1;IF([.E128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table:number-columns-repeated="4"/>
          <table:table-cell office:value-type="float" office:value="34.5" calcext:value-type="float">
            <text:p>34,5</text:p>
          </table:table-cell>
          <table:table-cell table:formula="of:=IF([.E129]&lt;=[.$B$123];0;IF(AND([.E129]&gt;[.$B$123];[.E129]&lt;[.$B$124]);2*(([.E129]-[.$B$123])/([.$B$125]-[.$B$123]))^2;IF(AND([.E129]&gt;[.$B$124];[.E129]&lt;[.$B$125]);1-2*(([.E129]-[.$B$125])/([.$B$125]-[.$B$123]))^2;IF([.E129]&gt;=[.$B$125];1;IF([.E129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table:number-columns-repeated="4"/>
          <table:table-cell office:value-type="float" office:value="35" calcext:value-type="float">
            <text:p>35</text:p>
          </table:table-cell>
          <table:table-cell table:formula="of:=IF([.E130]&lt;=[.$B$123];0;IF(AND([.E130]&gt;[.$B$123];[.E130]&lt;[.$B$124]);2*(([.E130]-[.$B$123])/([.$B$125]-[.$B$123]))^2;IF(AND([.E130]&gt;[.$B$124];[.E130]&lt;[.$B$125]);1-2*(([.E130]-[.$B$125])/([.$B$125]-[.$B$123]))^2;IF([.E130]&gt;=[.$B$125];1;IF([.E130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table:number-columns-repeated="4"/>
          <table:table-cell office:value-type="float" office:value="35.5" calcext:value-type="float">
            <text:p>35,5</text:p>
          </table:table-cell>
          <table:table-cell table:formula="of:=IF([.E131]&lt;=[.$B$123];0;IF(AND([.E131]&gt;[.$B$123];[.E131]&lt;[.$B$124]);2*(([.E131]-[.$B$123])/([.$B$125]-[.$B$123]))^2;IF(AND([.E131]&gt;[.$B$124];[.E131]&lt;[.$B$125]);1-2*(([.E131]-[.$B$125])/([.$B$125]-[.$B$123]))^2;IF([.E131]&gt;=[.$B$125];1;IF([.E131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table:number-columns-repeated="4"/>
          <table:table-cell office:value-type="float" office:value="36" calcext:value-type="float">
            <text:p>36</text:p>
          </table:table-cell>
          <table:table-cell table:formula="of:=IF([.E132]&lt;=[.$B$123];0;IF(AND([.E132]&gt;[.$B$123];[.E132]&lt;[.$B$124]);2*(([.E132]-[.$B$123])/([.$B$125]-[.$B$123]))^2;IF(AND([.E132]&gt;[.$B$124];[.E132]&lt;[.$B$125]);1-2*(([.E132]-[.$B$125])/([.$B$125]-[.$B$123]))^2;IF([.E132]&gt;=[.$B$125];1;IF([.E132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table:number-columns-repeated="4"/>
          <table:table-cell office:value-type="float" office:value="36.5" calcext:value-type="float">
            <text:p>36,5</text:p>
          </table:table-cell>
          <table:table-cell table:formula="of:=IF([.E133]&lt;=[.$B$123];0;IF(AND([.E133]&gt;[.$B$123];[.E133]&lt;[.$B$124]);2*(([.E133]-[.$B$123])/([.$B$125]-[.$B$123]))^2;IF(AND([.E133]&gt;[.$B$124];[.E133]&lt;[.$B$125]);1-2*(([.E133]-[.$B$125])/([.$B$125]-[.$B$123]))^2;IF([.E133]&gt;=[.$B$125];1;IF([.E133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table:number-columns-repeated="4"/>
          <table:table-cell office:value-type="float" office:value="37" calcext:value-type="float">
            <text:p>37</text:p>
          </table:table-cell>
          <table:table-cell table:formula="of:=IF([.E134]&lt;=[.$B$123];0;IF(AND([.E134]&gt;[.$B$123];[.E134]&lt;[.$B$124]);2*(([.E134]-[.$B$123])/([.$B$125]-[.$B$123]))^2;IF(AND([.E134]&gt;[.$B$124];[.E134]&lt;[.$B$125]);1-2*(([.E134]-[.$B$125])/([.$B$125]-[.$B$123]))^2;IF([.E134]&gt;=[.$B$125];1;IF([.E134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table:number-columns-repeated="4"/>
          <table:table-cell office:value-type="float" office:value="37.5" calcext:value-type="float">
            <text:p>37,5</text:p>
          </table:table-cell>
          <table:table-cell table:formula="of:=IF([.E135]&lt;=[.$B$123];0;IF(AND([.E135]&gt;[.$B$123];[.E135]&lt;[.$B$124]);2*(([.E135]-[.$B$123])/([.$B$125]-[.$B$123]))^2;IF(AND([.E135]&gt;[.$B$124];[.E135]&lt;[.$B$125]);1-2*(([.E135]-[.$B$125])/([.$B$125]-[.$B$123]))^2;IF([.E135]&gt;=[.$B$125];1;IF([.E135]=[.$B$124];0.5)))))" office:value-type="float" office:value="1" calcext:value-type="float">
            <text:p>1</text:p>
          </table:table-cell>
          <table:table-cell table:number-columns-repeated="96"/>
        </table:table-row>
        <table:table-row table:style-name="ro2">
          <table:table-cell table:number-columns-repeated="4"/>
          <table:table-cell office:value-type="float" office:value="38" calcext:value-type="float">
            <text:p>38</text:p>
          </table:table-cell>
          <table:table-cell table:formula="of:=IF([.E136]&lt;=[.$B$123];0;IF(AND([.E136]&gt;[.$B$123];[.E136]&lt;[.$B$124]);2*(([.E136]-[.$B$123])/([.$B$125]-[.$B$123]))^2;IF(AND([.E136]&gt;[.$B$124];[.E136]&lt;[.$B$125]);1-2*(([.E136]-[.$B$125])/([.$B$125]-[.$B$123]))^2;IF([.E136]&gt;=[.$B$125];1;IF([.E136]=[.$B$124];0.5)))))" office:value-type="float" office:value="1" calcext:value-type="float">
            <text:p>1</text:p>
          </table:table-cell>
          <table:table-cell table:number-columns-repeated="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.00.0000</text:date>, <text:time style:data-style-name="N2" text:time-value="10:53:47.483516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20:18:39.076055161</meta:creation-date>
    <dc:date>2021-03-01T14:43:53.903678564</dc:date>
    <meta:editing-duration>PT3H55M7S</meta:editing-duration>
    <meta:editing-cycles>15</meta:editing-cycles>
    <meta:generator>LibreOffice/6.1.5.2$Linux_X86_64 LibreOffice_project/10$Build-2</meta:generator>
    <meta:document-statistic meta:table-count="1" meta:cell-count="42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481cm" svg:height="5.486cm" xlink:href=".." xlink:type="simple" chart:class="chart:line" chart:style-name="ch1">
        <chart:plot-area chart:style-name="ch2" table:cell-range-address="Sheet1.B11:Sheet1.H12" chart:data-source-has-labels="row" svg:x="0.169cm" svg:y="0.109cm" svg:width="8.143cm" svg:height="5.268cm">
          <chartooo:coordinate-region svg:x="0.79cm" svg:y="0.308cm" svg:width="7.15cm" svg:height="4.422cm"/>
          <chart:axis chart:dimension="x" chart:name="primary-x" chart:style-name="ch3" chartooo:axis-type="auto">
            <chartooo:date-scale/>
            <chart:categories table:cell-range-address="Sheet1.B11:Sheet1.H11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2:Sheet1.H12" chart:class="chart:line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10">
                <text:p>110</text:p>
                <draw:g>
                  <svg:desc>Sheet1.B11:Sheet1.H1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80">
                <text:p>380</text:p>
              </table:table-cell>
              <table:table-cell office:value-type="float" office:value="550">
                <text:p>550</text:p>
              </table:table-cell>
              <table:table-cell office:value-type="float" office:value="1220">
                <text:p>1220</text:p>
              </table:table-cell>
              <table:table-cell office:value-type="float" office:value="1230">
                <text:p>1230</text:p>
              </table:table-cell>
              <table:table-cell office:value-type="float" office:value="2700">
                <text:p>2700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3">
                <text:p>0.3</text:p>
                <draw:g>
                  <svg:desc>Sheet1.B12:Sheet1.H12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3.5">
                <text:p>13.5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088cm" svg:height="11.116cm" xlink:href=".." xlink:type="simple" chart:class="chart:line" chart:style-name="ch1">
        <chart:plot-area chart:style-name="ch2" table:cell-range-address="Sheet1.B34:Sheet1.D58 Sheet1.F34:Sheet1.F58" chart:data-source-has-labels="column" svg:x="0.291cm" svg:y="0.328cm" svg:width="13.392cm" svg:height="10.555cm">
          <chartooo:coordinate-region svg:x="1.018cm" svg:y="0.528cm" svg:width="12.524cm" svg:height="9.413cm"/>
          <chart:axis chart:dimension="x" chart:name="primary-x" chart:style-name="ch3" chartooo:axis-type="auto">
            <chartooo:date-scale/>
            <chart:categories table:cell-range-address="Sheet1.B34:Sheet1.B5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34:Sheet1.C58" chart:class="chart:line">
            <chart:data-point chart:repeated="25"/>
          </chart:series>
          <chart:series chart:style-name="ch6" chart:values-cell-range-address="Sheet1.D34:Sheet1.D58" chart:class="chart:line">
            <chart:data-point chart:repeated="25"/>
          </chart:series>
          <chart:series chart:style-name="ch7" chart:values-cell-range-address="Sheet1.F34:Sheet1.F58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-0.1">
                <text:p>-0.1</text:p>
                <draw:g>
                  <svg:desc>Sheet1.B34:Sheet1.B58</svg:desc>
                </draw:g>
              </table:table-cell>
              <table:table-cell office:value-type="float" office:value="0">
                <text:p>0</text:p>
                <draw:g>
                  <svg:desc>Sheet1.C34:Sheet1.C58</svg:desc>
                </draw:g>
              </table:table-cell>
              <table:table-cell office:value-type="float" office:value="NaN">
                <text:p>NaN</text:p>
                <draw:g>
                  <svg:desc>Sheet1.D34:Sheet1.D58</svg:desc>
                </draw:g>
              </table:table-cell>
              <table:table-cell office:value-type="float" office:value="1">
                <text:p>1</text:p>
                <draw:g>
                  <svg:desc>Sheet1.F34:Sheet1.F58</svg:desc>
                </draw:g>
              </table:table-cell>
            </table:table-row>
            <table:table-row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245">
                <text:p>0.245</text:p>
              </table:table-cell>
              <table:table-cell office:value-type="float" office:value="NaN">
                <text:p>NaN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05">
                <text:p>0.405</text:p>
              </table:table-cell>
              <table:table-cell office:value-type="float" office:value="NaN">
                <text:p>NaN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95">
                <text:p>0.595</text:p>
              </table:table-cell>
              <table:table-cell office:value-type="float" office:value="NaN">
                <text:p>NaN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755">
                <text:p>0.755</text:p>
              </table:table-cell>
              <table:table-cell office:value-type="float" office:value="NaN">
                <text:p>NaN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955">
                <text:p>0.955</text:p>
              </table:table-cell>
              <table:table-cell office:value-type="float" office:value="NaN">
                <text:p>NaN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95">
                <text:p>0.995</text:p>
              </table:table-cell>
              <table:table-cell office:value-type="float" office:value="NaN">
                <text:p>NaN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8.998cm" xlink:href=".." xlink:type="simple" chart:class="chart:line" chart:style-name="ch1">
        <chart:legend chart:legend-position="end" svg:x="13.664cm" svg:y="4.2cm" style:legend-expansion="high" chart:style-name="ch2"/>
        <chart:plot-area chart:style-name="ch3" table:cell-range-address="Sheet1.B60:Sheet1.C114" chart:data-source-has-labels="both" svg:x="0.372cm" svg:y="-0.199cm" svg:width="13.19cm" svg:height="8.636cm">
          <chartooo:coordinate-region svg:x="1.099cm" svg:y="0cm" svg:width="12.322cm" svg:height="7.383cm"/>
          <chart:axis chart:dimension="x" chart:name="primary-x" chart:style-name="ch4" chartooo:axis-type="auto">
            <chartooo:date-scale/>
            <chart:categories table:cell-range-address="Sheet1.B60:Sheet1.B1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60:Sheet1.C114" loext:label-string="масса" chart:class="chart:line">
            <chart:data-point chart:repeated="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асса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B60:Sheet1.B114</svg:desc>
                </draw:g>
              </table:table-cell>
              <table:table-cell office:value-type="float" office:value="1">
                <text:p>1</text:p>
                <draw:g>
                  <svg:desc>Sheet1.C60:Sheet1.C114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921875">
                <text:p>0.99218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9296875">
                <text:p>0.92968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8046875">
                <text:p>0.804687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6171875">
                <text:p>0.617187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3828125">
                <text:p>0.382812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1953125">
                <text:p>0.195312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703125">
                <text:p>0.07031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66cm" svg:y="4.201cm" style:legend-expansion="high" chart:style-name="ch2"/>
        <chart:plot-area chart:style-name="ch3" table:cell-range-address="Sheet1.E60:Sheet1.F136" chart:data-source-has-labels="both" svg:x="0.32cm" svg:y="0.18cm" svg:width="11.926cm" svg:height="8.64cm">
          <chartooo:coordinate-region svg:x="1.047cm" svg:y="0.38cm" svg:width="11.06cm" svg:height="7.648cm"/>
          <chart:axis chart:dimension="x" chart:name="primary-x" chart:style-name="ch4" chartooo:axis-type="auto">
            <chartooo:date-scale/>
            <chart:categories table:cell-range-address="Sheet1.E60:Sheet1.E1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60:Sheet1.F136" loext:label-string="вместимость" chart:class="chart:line">
            <chart:data-point chart:repeated="7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местимость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E60:Sheet1.E136</svg:desc>
                </draw:g>
              </table:table-cell>
              <table:table-cell office:value-type="float" office:value="0">
                <text:p>0</text:p>
                <draw:g>
                  <svg:desc>Sheet1.F60:Sheet1.F136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413223140495868">
                <text:p>0.004132231404958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65289256198347">
                <text:p>0.0165289256198347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0371900826446281">
                <text:p>0.03719008264462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661157024793388">
                <text:p>0.066115702479338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103305785123967">
                <text:p>0.1033057851239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48760330578512">
                <text:p>0.148760330578512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202479338842975">
                <text:p>0.2024793388429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64462809917355">
                <text:p>0.26446280991735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.334710743801653">
                <text:p>0.33471074380165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13223140495868">
                <text:p>0.413223140495868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86776859504132">
                <text:p>0.58677685950413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665289256198347">
                <text:p>0.66528925619834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35537190082645">
                <text:p>0.73553719008264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797520661157025">
                <text:p>0.7975206611570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51239669421488">
                <text:p>0.851239669421488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896694214876033">
                <text:p>0.8966942148760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33884297520661">
                <text:p>0.93388429752066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962809917355372">
                <text:p>0.9628099173553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83471074380165">
                <text:p>0.983471074380165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995867768595041">
                <text:p>0.9958677685950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52cm" svg:height="5.522cm" xlink:href=".." xlink:type="simple" chart:class="chart:line" chart:style-name="ch1">
        <chart:legend chart:legend-position="end" svg:x="7.955cm" svg:y="2.213cm" style:legend-expansion="high" chart:style-name="ch2"/>
        <chart:plot-area chart:style-name="ch3" table:cell-range-address="Sheet1.B5:Sheet1.H6" svg:x="0.205cm" svg:y="0.11cm" svg:width="7.545cm" svg:height="5.302cm">
          <chartooo:coordinate-region svg:x="0.932cm" svg:y="0.31cm" svg:width="6.724cm" svg:height="4.4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H5" chart:class="chart:line">
            <chart:data-point chart:repeated="7"/>
          </chart:series>
          <chart:series chart:style-name="ch7" chart:values-cell-range-address="Sheet1.B6:Sheet1.H6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5:Sheet1.H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6:Sheet1.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